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list-style-name="LFO3" style:family="paragraph"/>
    <style:style style:name="P14" style:parent-style-name="Normal" style:list-style-name="LFO3" style:family="paragraph"/>
    <style:style style:name="P15" style:parent-style-name="Normal" style:list-style-name="LFO3" style:family="paragraph"/>
    <style:style style:name="P16" style:parent-style-name="Normal" style:list-style-name="LFO3" style:family="paragraph"/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4" style:family="paragraph"/>
    <style:style style:name="P20" style:parent-style-name="Normal" style:list-style-name="LFO4" style:family="paragraph"/>
    <style:style style:name="P21" style:parent-style-name="Normal" style:list-style-name="LFO4" style:family="paragraph"/>
    <style:style style:name="P2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list-style-name="LFO5" style:family="paragraph"/>
    <style:style style:name="P26" style:parent-style-name="Normal" style:list-style-name="LFO5" style:family="paragraph"/>
    <style:style style:name="P27" style:parent-style-name="Normal" style:list-style-name="LFO5" style:family="paragraph"/>
    <style:style style:name="P28" style:parent-style-name="Normal" style:list-style-name="LFO5" style:family="paragraph"/>
    <style:style style:name="P29" style:parent-style-name="Normal" style:list-style-name="LFO5" style:family="paragraph"/>
    <style:style style:name="P30" style:parent-style-name="Normal" style:list-style-name="LFO5" style:family="paragraph"/>
    <style:style style:name="P31" style:parent-style-name="Normal" style:list-style-name="LFO5" style:family="paragraph"/>
    <style:style style:name="P32" style:parent-style-name="Normal" style:list-style-name="LFO6" style:family="paragraph"/>
    <style:style style:name="P33" style:parent-style-name="Normal" style:list-style-name="LFO6" style:family="paragraph"/>
    <style:style style:name="P34" style:parent-style-name="Normal" style:list-style-name="LFO6" style:family="paragraph"/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7" style:family="paragraph"/>
    <style:style style:name="P37" style:parent-style-name="Normal" style:list-style-name="LFO7" style:family="paragraph"/>
    <style:style style:name="P38" style:parent-style-name="Normal" style:list-style-name="LFO7" style:family="paragraph"/>
    <style:style style:name="P39" style:parent-style-name="Normal" style:list-style-name="LFO7" style:family="paragraph"/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list-style-name="LFO8" style:family="paragraph"/>
    <style:style style:name="P42" style:parent-style-name="Normal" style:list-style-name="LFO8" style:family="paragraph"/>
    <style:style style:name="P43" style:parent-style-name="Normal" style:list-style-name="LFO8" style:family="paragraph"/>
    <style:style style:name="P44" style:parent-style-name="Normal" style:list-style-name="LFO8" style:family="paragraph"/>
    <style:style style:name="P45" style:parent-style-name="Normal" style:list-style-name="LFO8" style:family="paragraph"/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9" style:family="paragraph"/>
    <style:style style:name="P48" style:parent-style-name="Normal" style:list-style-name="LFO9" style:family="paragraph"/>
    <style:style style:name="P49" style:parent-style-name="Normal" style:list-style-name="LFO9" style:family="paragraph"/>
    <style:style style:name="P50" style:parent-style-name="Normal" style:list-style-name="LFO9" style:family="paragraph"/>
    <style:style style:name="P51" style:parent-style-name="Normal" style:list-style-name="LFO9" style:family="paragraph"/>
    <style:style style:name="P52" style:parent-style-name="Normal" style:list-style-name="LFO9" style:family="paragraph"/>
    <style:style style:name="P53" style:parent-style-name="Normal" style:list-style-name="LFO9" style:family="paragraph"/>
    <style:style style:name="P54" style:parent-style-name="Normal" style:list-style-name="LFO10" style:family="paragraph"/>
    <style:style style:name="P55" style:parent-style-name="Normal" style:list-style-name="LFO10" style:family="paragraph"/>
    <style:style style:name="P56" style:parent-style-name="Normal" style:list-style-name="LFO10" style:family="paragraph"/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11" style:family="paragraph"/>
    <style:style style:name="P59" style:parent-style-name="Normal" style:list-style-name="LFO11" style:family="paragraph"/>
    <style:style style:name="P60" style:parent-style-name="Normal" style:list-style-name="LFO11" style:family="paragraph"/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12" style:family="paragraph"/>
    <style:style style:name="T63" style:parent-style-name="DefaultParagraphFont" style:family="text">
      <style:text-properties fo:font-style="italic" style:font-style-asian="italic" style:font-style-complex="italic"/>
    </style:style>
    <style:style style:name="P64" style:parent-style-name="Normal" style:list-style-name="LFO12" style:family="paragraph"/>
    <style:style style:name="P65" style:parent-style-name="Normal" style:list-style-name="LFO12" style:family="paragraph"/>
    <style:style style:name="P66" style:parent-style-name="Normal" style:list-style-name="LFO12" style:family="paragraph"/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list-style-name="LFO13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13" style:family="paragraph"/>
    <style:style style:name="P71" style:parent-style-name="Normal" style:list-style-name="LFO13" style:family="paragraph"/>
    <style:style style:name="P72" style:parent-style-name="Normal" style:list-style-name="LFO13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13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13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list-style-name="LFO14" style:family="paragraph"/>
    <style:style style:name="P80" style:parent-style-name="Normal" style:list-style-name="LFO14" style:family="paragraph"/>
    <style:style style:name="P81" style:parent-style-name="Normal" style:list-style-name="LFO14" style:family="paragraph"/>
    <style:style style:name="P82" style:parent-style-name="Normal" style:list-style-name="LFO14" style:family="paragraph"/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list-style-name="LFO15" style:family="paragraph"/>
    <style:style style:name="P85" style:parent-style-name="Normal" style:list-style-name="LFO15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15" style:family="paragraph"/>
    <style:style style:name="P88" style:parent-style-name="Normal" style:list-style-name="LFO15" style:family="paragraph"/>
    <style:style style:name="P89" style:parent-style-name="Normal" style:list-style-name="LFO15" style:family="paragraph"/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list-style-name="LFO16" style:family="paragraph"/>
    <style:style style:name="P92" style:parent-style-name="Normal" style:list-style-name="LFO16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16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16" style:family="paragraph"/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list-style-name="LFO17" style:family="paragraph"/>
    <style:style style:name="P99" style:parent-style-name="Normal" style:list-style-name="LFO17" style:family="paragraph"/>
    <style:style style:name="P100" style:parent-style-name="Normal" style:list-style-name="LFO17" style:family="paragraph"/>
    <style:style style:name="P101" style:parent-style-name="Normal" style:list-style-name="LFO17" style:family="paragraph"/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list-style-name="LFO18" style:family="paragraph"/>
    <style:style style:name="P104" style:parent-style-name="Normal" style:list-style-name="LFO18" style:family="paragraph"/>
    <style:style style:name="P105" style:parent-style-name="Normal" style:list-style-name="LFO18" style:family="paragraph"/>
    <style:style style:name="P106" style:parent-style-name="Normal" style:list-style-name="LFO18" style:family="paragraph"/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list-style-name="LFO19" style:family="paragraph"/>
    <style:style style:name="P109" style:parent-style-name="Normal" style:list-style-name="LFO19" style:family="paragraph"/>
    <style:style style:name="P110" style:parent-style-name="Normal" style:list-style-name="LFO19" style:family="paragraph"/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list-style-name="LFO20" style:family="paragraph"/>
    <style:style style:name="P113" style:parent-style-name="Normal" style:list-style-name="LFO20" style:family="paragraph"/>
    <style:style style:name="P114" style:parent-style-name="Normal" style:list-style-name="LFO20" style:family="paragraph"/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family="paragraph">
      <style:paragraph-properties fo:text-align="center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list-style-name="LFO21" style:family="paragraph"/>
    <style:style style:name="P126" style:parent-style-name="Normal" style:list-style-name="LFO21" style:family="paragraph"/>
    <style:style style:name="P127" style:parent-style-name="Normal" style:list-style-name="LFO21" style:family="paragraph"/>
    <style:style style:name="P128" style:parent-style-name="Normal" style:list-style-name="LFO21" style:family="paragraph"/>
    <style:style style:name="P12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3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3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3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3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paragraph-properties fo:text-align="center"/>
    </style:style>
    <style:style style:name="T137" style:parent-style-name="DefaultParagraphFont" style:family="text">
      <style:text-properties fo:font-style="italic" style:font-style-asian="italic"/>
    </style:style>
    <style:style style:name="T138" style:parent-style-name="DefaultParagraphFont" style:family="text">
      <style:text-properties fo:font-style="italic" style:font-style-asian="italic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T142" style:parent-style-name="DefaultParagraphFont" style:family="text">
      <style:text-properties fo:font-style="italic" style:font-style-asian="italic"/>
    </style:style>
    <style:style style:name="P143" style:parent-style-name="Normal" style:family="paragraph">
      <style:paragraph-properties fo:text-align="center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P146" style:parent-style-name="Normal" style:list-style-name="LFO22" style:family="paragraph"/>
    <style:style style:name="P147" style:parent-style-name="Normal" style:list-style-name="LFO22" style:family="paragraph"/>
    <style:style style:name="P148" style:parent-style-name="Normal" style:list-style-name="LFO22" style:family="paragraph"/>
    <style:style style:name="P149" style:parent-style-name="Normal" style:family="paragraph">
      <style:paragraph-properties fo:text-align="center"/>
    </style:style>
    <style:style style:name="T1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paragraph-properties fo:text-align="center"/>
    </style:style>
    <style:style style:name="T154" style:parent-style-name="DefaultParagraphFont" style:family="text">
      <style:text-properties fo:font-style="italic" style:font-style-asian="italic"/>
    </style:style>
    <style:style style:name="P155" style:parent-style-name="Normal" style:list-style-name="LFO23" style:family="paragraph"/>
    <style:style style:name="P156" style:parent-style-name="Normal" style:list-style-name="LFO23" style:family="paragraph"/>
    <style:style style:name="P157" style:parent-style-name="Normal" style:list-style-name="LFO23" style:family="paragraph"/>
    <style:style style:name="P158" style:parent-style-name="Normal" style:list-style-name="LFO23" style:family="paragraph"/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list-style-name="LFO24" style:family="paragraph"/>
    <style:style style:name="P161" style:parent-style-name="Normal" style:list-style-name="LFO24" style:family="paragraph"/>
    <style:style style:name="P162" style:parent-style-name="Normal" style:list-style-name="LFO24" style:family="paragraph"/>
    <style:style style:name="P163" style:parent-style-name="Normal" style:list-style-name="LFO24" style:family="paragraph"/>
    <style:style style:name="T16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Normal" style:family="paragraph">
      <style:paragraph-properties fo:text-align="center"/>
    </style:style>
    <style:style style:name="T167" style:parent-style-name="DefaultParagraphFont" style:family="text">
      <style:text-properties fo:font-style="italic" style:font-style-asian="italic"/>
    </style:style>
    <style:style style:name="P168" style:parent-style-name="Normal" style:family="paragraph">
      <style:paragraph-properties fo:text-align="center"/>
    </style:style>
    <style:style style:name="T169" style:parent-style-name="DefaultParagraphFont" style:family="text">
      <style:text-properties fo:font-style="italic" style:font-style-asian="italic"/>
    </style:style>
    <style:style style:name="P170" style:parent-style-name="Normal" style:list-style-name="LFO25" style:family="paragraph"/>
    <style:style style:name="T17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ableColumn174" style:family="table-column">
      <style:table-column-properties style:column-width="0.6388in"/>
    </style:style>
    <style:style style:name="TableColumn175" style:family="table-column">
      <style:table-column-properties style:column-width="0.5138in"/>
    </style:style>
    <style:style style:name="TableColumn176" style:family="table-column">
      <style:table-column-properties style:column-width="0.4923in"/>
    </style:style>
    <style:style style:name="Table173" style:family="table">
      <style:table-properties style:width="1.6451in" fo:margin-left="0in" table:align="left"/>
    </style:style>
    <style:style style:name="TableRow177" style:family="table-row">
      <style:table-row-properties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TableRow183" style:family="table-row">
      <style:table-row-properties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7" style:family="table-row">
      <style:table-row-properties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text-align="center"/>
    </style:style>
    <style:style style:name="P192" style:parent-style-name="Normal" style:family="paragraph">
      <style:paragraph-properties fo:text-align="center"/>
    </style:style>
    <style:style style:name="P193" style:parent-style-name="Normal" style:family="paragraph">
      <style:paragraph-properties fo:text-align="center"/>
    </style:style>
    <style:style style:name="P194" style:parent-style-name="Normal" style:family="paragraph">
      <style:paragraph-properties fo:text-align="center"/>
    </style:style>
    <style:style style:name="T19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P198" style:parent-style-name="Normal" style:list-style-name="LFO26" style:family="paragraph"/>
    <style:style style:name="P199" style:parent-style-name="Normal" style:list-style-name="LFO26" style:family="paragraph"/>
    <style:style style:name="P200" style:parent-style-name="Normal" style:list-style-name="LFO26" style:family="paragraph"/>
    <style:style style:name="P201" style:parent-style-name="Normal" style:family="paragraph">
      <style:text-properties fo:font-weight="bold" style:font-weight-asian="bold" style:font-weight-complex="bold"/>
    </style:style>
    <style:style style:name="P202" style:parent-style-name="Normal" style:list-style-name="LFO27" style:family="paragraph"/>
    <style:style style:name="P203" style:parent-style-name="Normal" style:list-style-name="LFO27" style:family="paragraph"/>
    <style:style style:name="P204" style:parent-style-name="Normal" style:list-style-name="LFO27" style:family="paragraph"/>
    <style:style style:name="P205" style:parent-style-name="Normal" style:family="paragraph">
      <style:text-properties fo:font-weight="bold" style:font-weight-asian="bold" style:font-weight-complex="bold"/>
    </style:style>
    <style:style style:name="P206" style:parent-style-name="Normal" style:family="paragraph">
      <style:paragraph-properties fo:text-align="center"/>
    </style:style>
    <style:style style:name="T207" style:parent-style-name="DefaultParagraphFont" style:family="text">
      <style:text-properties fo:font-style="italic" style:font-style-asian="italic"/>
    </style:style>
    <style:style style:name="P208" style:parent-style-name="Normal" style:family="paragraph">
      <style:paragraph-properties fo:text-align="center"/>
    </style:style>
    <style:style style:name="T209" style:parent-style-name="DefaultParagraphFont" style:family="text">
      <style:text-properties fo:font-style="italic" style:font-style-asian="italic"/>
    </style:style>
    <style:style style:name="T21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P212" style:parent-style-name="Normal" style:family="paragraph">
      <style:paragraph-properties fo:text-align="center"/>
    </style:style>
    <style:style style:name="T213" style:parent-style-name="DefaultParagraphFont" style:family="text">
      <style:text-properties fo:font-style="italic" style:font-style-asian="italic"/>
    </style:style>
    <style:style style:name="P214" style:parent-style-name="Normal" style:family="paragraph">
      <style:paragraph-properties fo:text-align="center"/>
    </style:style>
    <style:style style:name="T2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family="paragraph">
      <style:paragraph-properties fo:text-align="center"/>
    </style:style>
    <style:style style:name="T2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style:font-name="Cambria Math" style:font-name-complex="Cambria Math"/>
    </style:style>
    <style:style style:name="P221" style:parent-style-name="Normal" style:family="paragraph">
      <style:text-properties style:font-name="Segoe UI Symbol" style:font-name-complex="Segoe UI Symbol"/>
    </style:style>
    <style:style style:name="P222" style:parent-style-name="Normal" style:family="paragraph">
      <style:text-properties style:font-name="Segoe UI Symbol" style:font-name-complex="Segoe UI Symbol"/>
    </style:style>
    <style:style style:name="P223" style:parent-style-name="Normal" style:family="paragraph">
      <style:text-properties style:font-name="Segoe UI Symbol" style:font-name-complex="Segoe UI Symbol"/>
    </style:style>
    <style:style style:name="T22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T22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T23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P237" style:parent-style-name="Normal" style:list-style-name="LFO28" style:family="paragraph"/>
    <style:style style:name="T238" style:parent-style-name="DefaultParagraphFont" style:family="text">
      <style:text-properties fo:font-weight="bold" style:font-weight-asian="bold" style:font-weight-complex="bold"/>
    </style:style>
    <style:style style:name="P239" style:parent-style-name="Normal" style:list-style-name="LFO28" style:family="paragraph"/>
    <style:style style:name="T240" style:parent-style-name="DefaultParagraphFont" style:family="text">
      <style:text-properties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Normal" style:list-style-name="LFO29" style:family="paragraph"/>
    <style:style style:name="P243" style:parent-style-name="Normal" style:list-style-name="LFO29" style:family="paragraph"/>
    <style:style style:name="T24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T246" style:parent-style-name="DefaultParagraphFont" style:family="text">
      <style:text-properties fo:font-weight="bold" style:font-weight-asian="bold" style:font-weight-complex="bold"/>
    </style:style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30" style:family="paragraph"/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list-style-name="LFO30" style:family="paragraph"/>
    <style:style style:name="T251" style:parent-style-name="DefaultParagraphFont" style:family="text">
      <style:text-properties fo:font-weight="bold" style:font-weight-asian="bold" style:font-weight-complex="bold"/>
    </style:style>
    <style:style style:name="P252" style:parent-style-name="Normal" style:list-style-name="LFO30" style:family="paragraph"/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T257" style:parent-style-name="DefaultParagraphFont" style:family="text">
      <style:text-properties fo:font-weight="bold" style:font-weight-asian="bold" style:font-weight-complex="bold"/>
    </style:style>
    <style:style style:name="P258" style:parent-style-name="Normal" style:family="paragraph">
      <style:paragraph-properties fo:text-align="center"/>
    </style:style>
    <style:style style:name="T259" style:parent-style-name="DefaultParagraphFont" style:family="text">
      <style:text-properties fo:font-style="italic" style:font-style-asian="italic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T26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2" style:parent-style-name="DefaultParagraphFont" style:family="text">
      <style:text-properties fo:font-weight="bold" style:font-weight-asian="bold" style:font-weight-complex="bold"/>
    </style:style>
    <style:style style:name="T263" style:parent-style-name="DefaultParagraphFont" style:family="text">
      <style:text-properties fo:font-weight="bold" style:font-weight-asian="bold" style:font-weight-complex="bold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T26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fo:font-style="italic" style:font-style-asian="italic" style:font-style-complex="italic"/>
    </style:style>
    <style:style style:name="P272" style:parent-style-name="Normal" style:family="paragraph">
      <style:paragraph-properties fo:text-align="center"/>
    </style:style>
    <style:style style:name="T273" style:parent-style-name="DefaultParagraphFont" style:family="text">
      <style:text-properties fo:font-style="italic" style:font-style-asian="italic"/>
    </style:style>
    <style:style style:name="T27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75" style:parent-style-name="DefaultParagraphFont" style:family="text">
      <style:text-properties fo:font-weight="bold" style:font-weight-asian="bold" style:font-weight-complex="bold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T277" style:parent-style-name="DefaultParagraphFont" style:family="text">
      <style:text-properties fo:font-weight="bold" style:font-weight-asian="bold" style:font-weight-complex="bold"/>
    </style:style>
    <style:style style:name="P278" style:parent-style-name="Normal" style:family="paragraph">
      <style:paragraph-properties fo:text-align="center"/>
    </style:style>
    <style:style style:name="T279" style:parent-style-name="DefaultParagraphFont" style:family="text">
      <style:text-properties fo:font-style="italic" style:font-style-asian="italic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T28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Normal" style:family="paragraph">
      <style:paragraph-properties fo:text-align="center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T28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T28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P29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29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P294" style:parent-style-name="Normal" style:family="paragraph">
      <style:text-properties fo:font-weight="bold" style:font-weight-asian="bold" style:font-weight-complex="bold"/>
    </style:style>
    <style:style style:name="P295" style:parent-style-name="Normal" style:list-style-name="LFO31" style:family="paragraph"/>
    <style:style style:name="P296" style:parent-style-name="Normal" style:list-style-name="LFO31" style:family="paragraph"/>
    <style:style style:name="P297" style:parent-style-name="Normal" style:family="paragraph">
      <style:text-properties fo:font-weight="bold" style:font-weight-asian="bold" style:font-weight-complex="bold"/>
    </style:style>
    <style:style style:name="P298" style:parent-style-name="Normal" style:list-style-name="LFO32" style:family="paragraph"/>
    <style:style style:name="P299" style:parent-style-name="Normal" style:list-style-name="LFO32" style:family="paragraph"/>
    <style:style style:name="P300" style:parent-style-name="Normal" style:family="paragraph">
      <style:text-properties fo:font-weight="bold" style:font-weight-asian="bold" style:font-weight-complex="bold"/>
    </style:style>
    <style:style style:name="P301" style:parent-style-name="Normal" style:list-style-name="LFO33" style:family="paragraph"/>
    <style:style style:name="P302" style:parent-style-name="Normal" style:list-style-name="LFO33" style:family="paragraph"/>
    <style:style style:name="P303" style:parent-style-name="Normal" style:family="paragraph">
      <style:text-properties fo:font-weight="bold" style:font-weight-asian="bold" style:font-weight-complex="bold"/>
    </style:style>
    <style:style style:name="P304" style:parent-style-name="Normal" style:list-style-name="LFO34" style:family="paragraph"/>
    <style:style style:name="P305" style:parent-style-name="Normal" style:list-style-name="LFO34" style:family="paragraph"/>
    <style:style style:name="P306" style:parent-style-name="Normal" style:family="paragraph">
      <style:text-properties fo:font-weight="bold" style:font-weight-asian="bold" style:font-weight-complex="bold"/>
    </style:style>
    <style:style style:name="P307" style:parent-style-name="Normal" style:list-style-name="LFO35" style:family="paragraph"/>
    <style:style style:name="P308" style:parent-style-name="Normal" style:list-style-name="LFO35" style:family="paragraph"/>
    <style:style style:name="P309" style:parent-style-name="Normal" style:family="paragraph">
      <style:text-properties fo:font-weight="bold" style:font-weight-asian="bold" style:font-weight-complex="bold"/>
    </style:style>
    <style:style style:name="P310" style:parent-style-name="Normal" style:list-style-name="LFO36" style:family="paragraph"/>
    <style:style style:name="P311" style:parent-style-name="Normal" style:list-style-name="LFO36" style:family="paragraph"/>
    <style:style style:name="P312" style:parent-style-name="Normal" style:family="paragraph">
      <style:text-properties fo:font-weight="bold" style:font-weight-asian="bold" style:font-weight-complex="bold"/>
    </style:style>
    <style:style style:name="P313" style:parent-style-name="Normal" style:list-style-name="LFO37" style:family="paragraph"/>
    <style:style style:name="P314" style:parent-style-name="Normal" style:list-style-name="LFO37" style:family="paragraph"/>
    <style:style style:name="P315" style:parent-style-name="Normal" style:family="paragraph">
      <style:text-properties fo:font-weight="bold" style:font-weight-asian="bold" style:font-weight-complex="bold"/>
    </style:style>
    <style:style style:name="P316" style:parent-style-name="Normal" style:list-style-name="LFO38" style:family="paragraph"/>
    <style:style style:name="T317" style:parent-style-name="DefaultParagraphFont" style:family="text">
      <style:text-properties style:font-name="Cambria Math" style:font-name-complex="Cambria Math"/>
    </style:style>
    <style:style style:name="P318" style:parent-style-name="Normal" style:list-style-name="LFO38" style:family="paragraph"/>
    <style:style style:name="P319" style:parent-style-name="Normal" style:family="paragraph">
      <style:text-properties fo:font-weight="bold" style:font-weight-asian="bold" style:font-weight-complex="bold"/>
    </style:style>
    <style:style style:name="P320" style:parent-style-name="Normal" style:list-style-name="LFO39" style:family="paragraph"/>
    <style:style style:name="P321" style:parent-style-name="Normal" style:family="paragraph">
      <style:text-properties fo:font-weight="bold" style:font-weight-asian="bold" style:font-weight-complex="bold"/>
    </style:style>
    <style:style style:name="P322" style:parent-style-name="Normal" style:list-style-name="LFO40" style:family="paragraph"/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vertical-pos="middle"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0">
      <style:graphic-properties style:vertical-pos="middle"/>
    </style:style>
    <style:style style:family="graphic" style:name="a14">
      <style:graphic-properties style:vertical-pos="middle"/>
    </style:style>
    <style:style style:family="graphic" style:name="a51">
      <style:graphic-properties style:vertical-pos="middle"/>
    </style:style>
    <style:style style:family="graphic" style:name="a15">
      <style:graphic-properties style:vertical-pos="middle"/>
    </style:style>
    <style:style style:family="graphic" style:name="a52">
      <style:graphic-properties style:vertical-pos="middle"/>
    </style:style>
    <style:style style:family="graphic" style:name="a16">
      <style:graphic-properties style:vertical-pos="middle"/>
    </style:style>
    <style:style style:family="graphic" style:name="a53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6">
      <style:graphic-properties style:vertical-pos="middle"/>
    </style:style>
    <style:style style:family="graphic" style:name="a9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Lab 1 — KNN</text:p>
      <text:p text:style-name="Normal">You must know:</text:p>
      <text:list text:style-name="LFO1" text:continue-numbering="true">
        <text:list-item>
          <text:p text:style-name="P2">Distance metrics (Euclidean, Manhattan)</text:p>
        </text:list-item>
        <text:list-item>
          <text:p text:style-name="P3">Effect of K value</text:p>
        </text:list-item>
        <text:list-item>
          <text:p text:style-name="P4">Bias-variance tradeoff</text:p>
        </text:list-item>
        <text:list-item>
          <text:p text:style-name="P5">Curse of dimensionality</text:p>
        </text:list-item>
        <text:list-item>
          <text:p text:style-name="P6">Decision boundaries</text:p>
        </text:list-item>
        <text:list-item>
          <text:p text:style-name="P7">Time complexity</text:p>
        </text:list-item>
      </text:list>
      <text:p text:style-name="Normal">Common SAQ:</text:p>
      <text:list text:style-name="LFO2" text:continue-numbering="true">
        <text:list-item>
          <text:p text:style-name="P8">“Explain how K affects overfitting”</text:p>
        </text:list-item>
        <text:list-item>
          <text:p text:style-name="P9">“Why is KNN considered lazy learning?”</text:p>
        </text:list-item>
        <text:list-item>
          <text:p text:style-name="P10">“What happens when feature scales differ?”</text:p>
        </text:list-item>
      </text:list>
      <text:p text:style-name="P11"/>
      <text:p text:style-name="P12">Lab 2 — MLP (Multi-Layer Perceptron)</text:p>
      <text:p text:style-name="Normal">Must master:</text:p>
      <text:list text:style-name="LFO3" text:continue-numbering="true">
        <text:list-item>
          <text:p text:style-name="P13">Perceptron vs MLP difference</text:p>
        </text:list-item>
        <text:list-item>
          <text:p text:style-name="P14">Activation functions (ReLU, Sigmoid, Tanh)</text:p>
        </text:list-item>
        <text:list-item>
          <text:p text:style-name="P15">Forward propagation</text:p>
        </text:list-item>
        <text:list-item>
          <text:p text:style-name="P16">Backpropagation</text:p>
        </text:list-item>
        <text:list-item>
          <text:p text:style-name="P17">Gradient descent</text:p>
        </text:list-item>
        <text:list-item>
          <text:p text:style-name="P18">Vanishing gradient problem</text:p>
        </text:list-item>
      </text:list>
      <text:p text:style-name="Normal">SAQ often ask:</text:p>
      <text:list text:style-name="LFO4" text:continue-numbering="true">
        <text:list-item>
          <text:p text:style-name="P19">Derive one backprop step</text:p>
        </text:list-item>
        <text:list-item>
          <text:p text:style-name="P20">Explain why ReLU is preferred</text:p>
        </text:list-item>
        <text:list-item>
          <text:p text:style-name="P21">Compare sigmoid vs softmax</text:p>
        </text:list-item>
      </text:list>
      <text:p text:style-name="Normal"/>
      <text:p text:style-name="P22"/>
      <text:p text:style-name="P23"/>
      <text:p text:style-name="P24">Lab 3 — CNN</text:p>
      <text:p text:style-name="Normal">Must understand:</text:p>
      <text:list text:style-name="LFO5" text:continue-numbering="true">
        <text:list-item>
          <text:p text:style-name="P25">Convolution operation</text:p>
        </text:list-item>
        <text:list-item>
          <text:p text:style-name="P26">Kernel/filter</text:p>
        </text:list-item>
        <text:list-item>
          <text:p text:style-name="P27">Padding &amp; stride</text:p>
        </text:list-item>
        <text:list-item>
          <text:p text:style-name="P28">Feature maps</text:p>
        </text:list-item>
        <text:list-item>
          <text:p text:style-name="P29">Pooling (max vs average)</text:p>
        </text:list-item>
        <text:list-item>
          <text:p text:style-name="P30">Flatten layer</text:p>
        </text:list-item>
        <text:list-item>
          <text:p text:style-name="P31">Why CNN good for images</text:p>
        </text:list-item>
      </text:list>
      <text:p text:style-name="Normal">MCQ traps:</text:p>
      <text:list text:style-name="LFO6" text:continue-numbering="true">
        <text:list-item>
          <text:p text:style-name="P32">Output size calculation</text:p>
        </text:list-item>
        <text:list-item>
          <text:p text:style-name="P33">Parameter count</text:p>
        </text:list-item>
        <text:list-item>
          <text:p text:style-name="P34">Difference between convolution and fully connected</text:p>
        </text:list-item>
      </text:list>
      <text:p text:style-name="Normal"/>
      <text:p text:style-name="P35">Lab 4 — Cross Entropy Loss (CEL)</text:p>
      <text:p text:style-name="Normal">Likely includes:</text:p>
      <text:list text:style-name="LFO7" text:continue-numbering="true">
        <text:list-item>
          <text:p text:style-name="P36">Binary cross entropy formula</text:p>
        </text:list-item>
        <text:list-item>
          <text:p text:style-name="P37">Multiclass cross entropy</text:p>
        </text:list-item>
        <text:list-item>
          <text:p text:style-name="P38">Why cross entropy better than MSE for classification</text:p>
        </text:list-item>
        <text:list-item>
          <text:p text:style-name="P39">Softmax + cross entropy relationship</text:p>
        </text:list-item>
      </text:list>
      <text:p text:style-name="Normal">This is heavily tested in SAQ.</text:p>
      <text:p text:style-name="Normal"/>
      <text:p text:style-name="P40">Lab 5 &amp; 6</text:p>
      <text:p text:style-name="Normal">Usually include:</text:p>
      <text:list text:style-name="LFO8" text:continue-numbering="true">
        <text:list-item>
          <text:p text:style-name="P41">Optimization (SGD, Adam)</text:p>
        </text:list-item>
        <text:list-item>
          <text:p text:style-name="P42">Regularization (L1, L2)</text:p>
        </text:list-item>
        <text:list-item>
          <text:p text:style-name="P43">Dropout</text:p>
        </text:list-item>
        <text:list-item>
          <text:p text:style-name="P44">Overfitting vs underfitting</text:p>
        </text:list-item>
        <text:list-item>
          <text:p text:style-name="P45">Model evaluation (precision, recall, F1, confusion matrix)</text:p>
        </text:list-item>
      </text:list>
      <text:p text:style-name="Normal"/>
      <text:p text:style-name="P46">Knowledge Base &amp; Propositional Logic</text:p>
      <text:p text:style-name="Normal">Very important for SAQ.</text:p>
      <text:p text:style-name="Normal">Must master:</text:p>
      <text:list text:style-name="LFO9" text:continue-numbering="true">
        <text:list-item>
          <text:p text:style-name="P47">Propositions</text:p>
        </text:list-item>
        <text:list-item>
          <text:p text:style-name="P48">Truth tables</text:p>
        </text:list-item>
        <text:list-item>
          <text:p text:style-name="P49">Logical equivalence</text:p>
        </text:list-item>
        <text:list-item>
          <text:p text:style-name="P50">Implication</text:p>
        </text:list-item>
        <text:list-item>
          <text:p text:style-name="P51">Modus Ponens</text:p>
        </text:list-item>
        <text:list-item>
          <text:p text:style-name="P52">Resolution</text:p>
        </text:list-item>
        <text:list-item>
          <text:p text:style-name="P53">CNF conversion</text:p>
        </text:list-item>
      </text:list>
      <text:p text:style-name="Normal">MCQ often test:</text:p>
      <text:list text:style-name="LFO10" text:continue-numbering="true">
        <text:list-item>
          <text:p text:style-name="P54">Identify valid argument</text:p>
        </text:list-item>
        <text:list-item>
          <text:p text:style-name="P55">Convert to CNF</text:p>
        </text:list-item>
        <text:list-item>
          <text:p text:style-name="P56">Evaluate truth assignment</text:p>
        </text:list-item>
      </text:list>
      <text:p text:style-name="Normal"/>
      <text:p text:style-name="P57">T0a – History of AI</text:p>
      <text:list text:style-name="LFO11" text:continue-numbering="true">
        <text:list-item>
          <text:p text:style-name="P58">Definitions of AI</text:p>
        </text:list-item>
        <text:list-item>
          <text:p text:style-name="P59">Timeline &amp; milestones in AI development</text:p>
        </text:list-item>
        <text:list-item>
          <text:p text:style-name="P60">Major paradigms &amp; breakthroughs</text:p>
        </text:list-item>
      </text:list>
      <text:p text:style-name="Normal"/>
      <text:p text:style-name="P61">T1 – Basic AI</text:p>
      <text:list text:style-name="LFO12" text:continue-numbering="true">
        <text:list-item>
          <text:p text:style-name="P62">What AI<text:s/><text:span text:style-name="T63">is</text:span><text:s/>(definitions, goals)</text:p>
        </text:list-item>
        <text:list-item>
          <text:p text:style-name="P64">Agents &amp; environments</text:p>
        </text:list-item>
        <text:list-item>
          <text:p text:style-name="P65">Rationality vs perfect performance</text:p>
        </text:list-item>
        <text:list-item>
          <text:p text:style-name="P66">Applications of AI</text:p>
        </text:list-item>
      </text:list>
      <text:p text:style-name="Normal"/>
      <text:p text:style-name="P67">T2 – Learning I &amp; II</text:p>
      <text:p text:style-name="Normal">Fundamentals of machine learning:</text:p>
      <text:list text:style-name="LFO13" text:continue-numbering="true">
        <text:list-item>
          <text:p text:style-name="P68"><text:span text:style-name="T69">Supervised vs unsupervised learning</text:span></text:p>
        </text:list-item>
        <text:list-item>
          <text:p text:style-name="P70">Training, testing, validation</text:p>
        </text:list-item>
        <text:list-item>
          <text:p text:style-name="P71">Generalization &amp; overfitting</text:p>
        </text:list-item>
        <text:list-item>
          <text:p text:style-name="P72"><text:span text:style-name="T73">KNN</text:span>: distance metrics, effect of k</text:p>
        </text:list-item>
        <text:list-item>
          <text:p text:style-name="P74"><text:span text:style-name="T75">MLP</text:span>: activation functions, backpropagation</text:p>
        </text:list-item>
        <text:list-item>
          <text:p text:style-name="P76"><text:span text:style-name="T77">Evaluation metrics</text:span></text:p>
        </text:list-item>
      </text:list>
      <text:p text:style-name="Normal"/>
      <text:p text:style-name="P78">T3 – Computer Vision</text:p>
      <text:p text:style-name="Normal">Key ideas you should know:</text:p>
      <text:list text:style-name="LFO14" text:continue-numbering="true">
        <text:list-item>
          <text:p text:style-name="P79">How images are represented (pixels, channels)</text:p>
        </text:list-item>
        <text:list-item>
          <text:p text:style-name="P80">Feature extraction fundamentals</text:p>
        </text:list-item>
        <text:list-item>
          <text:p text:style-name="P81">CNN basics: convolution, pooling</text:p>
        </text:list-item>
        <text:list-item>
          <text:p text:style-name="P82">How convolution layers reduce spatial size</text:p>
        </text:list-item>
      </text:list>
      <text:p text:style-name="Normal"/>
      <text:p text:style-name="P83">T4 – NLP I &amp; II</text:p>
      <text:p text:style-name="Normal">You need to know:</text:p>
      <text:list text:style-name="LFO15" text:continue-numbering="true">
        <text:list-item>
          <text:p text:style-name="P84">Text preprocessing (tokenization, stopwords)</text:p>
        </text:list-item>
        <text:list-item>
          <text:p text:style-name="P85"><text:span text:style-name="T86">Bag of Words (BoW), TF/TF-IDF</text:span></text:p>
        </text:list-item>
        <text:list-item>
          <text:p text:style-name="P87">Naïve Bayes for classification</text:p>
        </text:list-item>
        <text:list-item>
          <text:p text:style-name="P88">Evaluation metrics: precision, recall, F1</text:p>
        </text:list-item>
        <text:list-item>
          <text:p text:style-name="P89">Confusion matrices</text:p>
        </text:list-item>
      </text:list>
      <text:p text:style-name="Normal">(This ties directly to Lab 1 — text classification tasks with Naïve Bayes)<text:s/></text:p>
      <text:p text:style-name="Normal"/>
      <text:p text:style-name="P90">T5 – Solving Problems by Search</text:p>
      <text:p text:style-name="Normal">Understand:</text:p>
      <text:list text:style-name="LFO16" text:continue-numbering="true">
        <text:list-item>
          <text:p text:style-name="P91">Search trees &amp; state spaces</text:p>
        </text:list-item>
        <text:list-item>
          <text:p text:style-name="P92"><text:span text:style-name="T93">Uninformed search</text:span><text:s/>(BFS, DFS, UCS)</text:p>
        </text:list-item>
        <text:list-item>
          <text:p text:style-name="P94"><text:span text:style-name="T95">Informed search</text:span><text:s/>(A*, Greedy Best-First Search)</text:p>
        </text:list-item>
        <text:list-item>
          <text:p text:style-name="P96">Heuristics, admissibility, optimality</text:p>
        </text:list-item>
      </text:list>
      <text:p text:style-name="Normal">(This is essential for Lab 2 — searching algorithms)<text:s/></text:p>
      <text:p text:style-name="Normal"/>
      <text:p text:style-name="P97">T6 – Logic &amp; Knowledge</text:p>
      <text:p text:style-name="Normal">Highly examinable:</text:p>
      <text:list text:style-name="LFO17" text:continue-numbering="true">
        <text:list-item>
          <text:p text:style-name="P98">Propositional logic basics</text:p>
        </text:list-item>
        <text:list-item>
          <text:p text:style-name="P99">Conversion to CNF</text:p>
        </text:list-item>
        <text:list-item>
          <text:p text:style-name="P100">Resolution principle</text:p>
        </text:list-item>
        <text:list-item>
          <text:p text:style-name="P101">Truth tables &amp; logical equivalence</text:p>
        </text:list-item>
      </text:list>
      <text:p text:style-name="Normal">(This connects to “KB and Propositional Logic Exercise”)<text:s/></text:p>
      <text:p text:style-name="Normal"/>
      <text:p text:style-name="P102">T7 – Probabilistic Reasoning</text:p>
      <text:p text:style-name="Normal">Must know:</text:p>
      <text:list text:style-name="LFO18" text:continue-numbering="true">
        <text:list-item>
          <text:p text:style-name="P103">Bayes’ theorem</text:p>
        </text:list-item>
        <text:list-item>
          <text:p text:style-name="P104">Naïve Bayes classifier assumptions</text:p>
        </text:list-item>
        <text:list-item>
          <text:p text:style-name="P105">Prior, likelihood, evidence</text:p>
        </text:list-item>
        <text:list-item>
          <text:p text:style-name="P106">Probabilistic inference basics</text:p>
        </text:list-item>
      </text:list>
      <text:p text:style-name="Normal"/>
      <text:p text:style-name="P107">T8 – Robotics</text:p>
      <text:p text:style-name="Normal">Likely lighter but still testable:</text:p>
      <text:list text:style-name="LFO19" text:continue-numbering="true">
        <text:list-item>
          <text:p text:style-name="P108">Robot architectures</text:p>
        </text:list-item>
        <text:list-item>
          <text:p text:style-name="P109">Sensor vs actuator models</text:p>
        </text:list-item>
        <text:list-item>
          <text:p text:style-name="P110">Perception &amp; action loops</text:p>
        </text:list-item>
      </text:list>
      <text:p text:style-name="Normal"/>
      <text:p text:style-name="P111">T9 – Safe &amp; Responsible AI</text:p>
      <text:p text:style-name="Normal">Exam may test:</text:p>
      <text:list text:style-name="LFO20" text:continue-numbering="true">
        <text:list-item>
          <text:p text:style-name="P112">Ethics in AI</text:p>
        </text:list-item>
        <text:list-item>
          <text:p text:style-name="P113">AI principles (fairness, accountability, transparency)</text:p>
        </text:list-item>
        <text:list-item>
          <text:p text:style-name="P114">Social impact of AI</text:p>
        </text:list-item>
      </text:list>
      <text:p text:style-name="Normal"/>
      <text:p text:style-name="P115">PART 1 — KEY FORMULAS &amp; DEFINITIONS (High Probability)</text:p>
      <text:p text:style-name="P116">1. KNN (Lab 1)</text:p>
      <text:p text:style-name="P117">Definition</text:p>
      <text:p text:style-name="Normal">K-Nearest Neighbour is a<text:s/><text:span text:style-name="T118">lazy, instance-based supervised learning algorithm</text:span>.</text:p>
      <text:p text:style-name="P119">Distance Formulas</text:p>
      <text:p text:style-name="Normal"><text:span text:style-name="T120">Euclidean Distance:</text:span></text:p>
      <text:p text:style-name="P121"><draw:frame draw:style-name="a0" text:anchor-type="as-char" svg:x="0in" svg:y="0in" svg:width="1.77778in" svg:height="0.77778in" style:rel-width="scale" style:rel-height="scale"><draw:object xlink:href="Object 1/" xlink:type="simple" xlink:show="embed" xlink:actuate="onLoad"/></draw:frame><text:line-break/></text:p>
      <text:p text:style-name="Normal"><text:span text:style-name="T122">Manhattan Distance:</text:span></text:p>
      <text:p text:style-name="P123"><draw:frame draw:style-name="a1" text:anchor-type="as-char" svg:x="0in" svg:y="0in" svg:width="1.625in" svg:height="0.54861in" style:rel-width="scale" style:rel-height="scale"><draw:object xlink:href="Object 2/" xlink:type="simple" xlink:show="embed" xlink:actuate="onLoad"/></draw:frame><text:line-break/></text:p>
      <text:p text:style-name="P124">Important Concepts</text:p>
      <text:list text:style-name="LFO21" text:continue-numbering="true">
        <text:list-item>
          <text:p text:style-name="P125">Small K → high variance (overfitting)</text:p>
        </text:list-item>
        <text:list-item>
          <text:p text:style-name="P126">Large K → high bias (underfitting)</text:p>
        </text:list-item>
        <text:list-item>
          <text:p text:style-name="P127">Sensitive to feature scaling</text:p>
        </text:list-item>
        <text:list-item>
          <text:p text:style-name="P128">No training phase (stores dataset)</text:p>
        </text:list-item>
      </text:list>
      <text:p text:style-name="Normal"/>
      <text:p text:style-name="P129"/>
      <text:p text:style-name="P130"/>
      <text:p text:style-name="P131"/>
      <text:p text:style-name="P132"/>
      <text:p text:style-name="P133"/>
      <text:p text:style-name="P134">2. MLP (Lab 2)</text:p>
      <text:p text:style-name="P135">Forward Propagation</text:p>
      <text:p text:style-name="P136"><draw:frame draw:style-name="a2" text:anchor-type="as-char" svg:x="0in" svg:y="0in" svg:width="0.84722in" svg:height="0.20139in" style:rel-width="scale" style:rel-height="scale"><draw:object xlink:href="Object 3/" xlink:type="simple" xlink:show="embed" xlink:actuate="onLoad"/></draw:frame><text:span text:style-name="T137"><text:line-break/></text:span><draw:frame draw:style-name="a3" text:anchor-type="as-char" svg:x="0in" svg:y="0in" svg:width="0.63194in" svg:height="0.20139in" style:rel-width="scale" style:rel-height="scale"><draw:object xlink:href="Object 4/" xlink:type="simple" xlink:show="embed" xlink:actuate="onLoad"/></draw:frame><text:span text:style-name="T138"><text:line-break/></text:span></text:p>
      <text:p text:style-name="P139">Activation Functions</text:p>
      <text:p text:style-name="Normal">Sigmoid:</text:p>
      <text:p text:style-name="P140"><draw:frame draw:style-name="a4" text:anchor-type="as-char" svg:x="0in" svg:y="0in" svg:width="1.09722in" svg:height="0.38194in" style:rel-width="scale" style:rel-height="scale"><draw:object xlink:href="Object 5/" xlink:type="simple" xlink:show="embed" xlink:actuate="onLoad"/></draw:frame><text:line-break/></text:p>
      <text:p text:style-name="Normal">ReLU:</text:p>
      <text:p text:style-name="P141"><draw:frame draw:style-name="a5" text:anchor-type="as-char" svg:x="0in" svg:y="0in" svg:width="1.27083in" svg:height="0.20139in" style:rel-width="scale" style:rel-height="scale"><draw:object xlink:href="Object 6/" xlink:type="simple" xlink:show="embed" xlink:actuate="onLoad"/></draw:frame><text:span text:style-name="T142"><text:line-break/></text:span></text:p>
      <text:p text:style-name="Normal">Tanh:</text:p>
      <text:p text:style-name="P143"><draw:frame draw:style-name="a6" text:anchor-type="as-char" svg:x="0in" svg:y="0in" svg:width="1.4375in" svg:height="0.38889in" style:rel-width="scale" style:rel-height="scale"><draw:object xlink:href="Object 7/" xlink:type="simple" xlink:show="embed" xlink:actuate="onLoad"/></draw:frame><text:line-break/></text:p>
      <text:p text:style-name="P144">Backpropagation</text:p>
      <text:p text:style-name="Normal">Uses chain rule to compute gradients.</text:p>
      <text:p text:style-name="P145">Key Ideas</text:p>
      <text:list text:style-name="LFO22" text:continue-numbering="true">
        <text:list-item>
          <text:p text:style-name="P146">Hidden layers allow non-linear decision boundaries</text:p>
        </text:list-item>
        <text:list-item>
          <text:p text:style-name="P147">ReLU reduces vanishing gradient</text:p>
        </text:list-item>
        <text:list-item>
          <text:p text:style-name="P148">Softmax used for multi-class classification</text:p>
        </text:list-item>
      </text:list>
      <text:p text:style-name="Normal">Softmax:</text:p>
      <text:p text:style-name="P149"><draw:frame draw:style-name="a7" text:anchor-type="as-char" svg:x="0in" svg:y="0in" svg:width="1.25694in" svg:height="0.4375in" style:rel-width="scale" style:rel-height="scale"><draw:object xlink:href="Object 8/" xlink:type="simple" xlink:show="embed" xlink:actuate="onLoad"/></draw:frame><text:line-break/></text:p>
      <text:p text:style-name="Normal"><draw:custom-shape svg:x="0in" svg:y="0in" svg:width="45.51042in" svg:height="0.00139in" draw:z-index="0" draw:id="id0" draw:style-name="a8" draw:name="Horizontal Line 5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0">🔹</text:span><text:span text:style-name="T151"><text:s/>3. CNN (Lab 3)</text:span></text:p>
      <text:p text:style-name="P152">Convolution Output Size</text:p>
      <text:p text:style-name="P153"><draw:frame draw:style-name="a9" text:anchor-type="as-char" svg:x="0in" svg:y="0in" svg:width="1.29861in" svg:height="0.38889in" style:rel-width="scale" style:rel-height="scale"><draw:object xlink:href="Object 9/" xlink:type="simple" xlink:show="embed" xlink:actuate="onLoad"/></draw:frame><text:span text:style-name="T154"><text:line-break/></text:span></text:p>
      <text:p text:style-name="Normal">Where:</text:p>
      <text:list text:style-name="LFO23" text:continue-numbering="true">
        <text:list-item>
          <text:p text:style-name="P155">W = input width</text:p>
        </text:list-item>
        <text:list-item>
          <text:p text:style-name="P156">F = filter size</text:p>
        </text:list-item>
        <text:list-item>
          <text:p text:style-name="P157">P = padding</text:p>
        </text:list-item>
        <text:list-item>
          <text:p text:style-name="P158">S = stride</text:p>
        </text:list-item>
      </text:list>
      <text:p text:style-name="P159">Key Concepts</text:p>
      <text:list text:style-name="LFO24" text:continue-numbering="true">
        <text:list-item>
          <text:p text:style-name="P160">Convolution = feature extraction</text:p>
        </text:list-item>
        <text:list-item>
          <text:p text:style-name="P161">Pooling = dimension reduction</text:p>
        </text:list-item>
        <text:list-item>
          <text:p text:style-name="P162">Shared weights reduce parameters</text:p>
        </text:list-item>
        <text:list-item>
          <text:p text:style-name="P163">Flatten before fully connected layer</text:p>
        </text:list-item>
      </text:list>
      <text:p text:style-name="Normal"><draw:custom-shape svg:x="0in" svg:y="0in" svg:width="45.51042in" svg:height="0.00139in" draw:z-index="0" draw:id="id1" draw:style-name="a10" draw:name="Horizontal Line 5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4">🔹</text:span><text:span text:style-name="T165"><text:s/>4. Cross Entropy Loss (Lab 4)</text:span></text:p>
      <text:p text:style-name="Normal">Binary Cross Entropy:</text:p>
      <text:p text:style-name="P166"><draw:frame draw:style-name="a11" text:anchor-type="as-char" svg:x="0in" svg:y="0in" svg:width="2.63194in" svg:height="0.20139in" style:rel-width="scale" style:rel-height="scale"><draw:object xlink:href="Object 10/" xlink:type="simple" xlink:show="embed" xlink:actuate="onLoad"/></draw:frame><text:span text:style-name="T167"><text:line-break/></text:span></text:p>
      <text:p text:style-name="Normal">Categorical Cross Entropy:</text:p>
      <text:p text:style-name="P168"><draw:frame draw:style-name="a12" text:anchor-type="as-char" svg:x="0in" svg:y="0in" svg:width="1.22222in" svg:height="0.20139in" style:rel-width="scale" style:rel-height="scale"><draw:object xlink:href="Object 11/" xlink:type="simple" xlink:show="embed" xlink:actuate="onLoad"/></draw:frame><text:span text:style-name="T169"><text:line-break/></text:span></text:p>
      <text:p text:style-name="Normal">Why not MSE?</text:p>
      <text:list text:style-name="LFO25" text:continue-numbering="true">
        <text:list-item>
          <text:p text:style-name="P170">Cross entropy penalizes confident wrong predictions more.</text:p>
        </text:list-item>
      </text:list>
      <text:p text:style-name="Normal"><draw:custom-shape svg:x="0in" svg:y="0in" svg:width="45.51042in" svg:height="0.00139in" draw:z-index="0" draw:id="id2" draw:style-name="a13" draw:name="Horizontal Line 5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1">🔹</text:span><text:span text:style-name="T172"><text:s/>5. Evaluation Metrics (Lab 5/6)</text:span></text:p>
      <text:p text:style-name="Normal">Confusion Matrix:</text:p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</table:table-columns>
        <table:table-header-rows>
          <table:table-row table:style-name="TableRow177">
            <table:table-cell table:style-name="TableCell178">
              <text:p text:style-name="Normal"/>
            </table:table-cell>
            <table:table-cell table:style-name="TableCell179">
              <text:p text:style-name="P180">Pred +</text:p>
            </table:table-cell>
            <table:table-cell table:style-name="TableCell181">
              <text:p text:style-name="P182">Pred -</text:p>
            </table:table-cell>
          </table:table-row>
        </table:table-header-rows>
        <table:table-row table:style-name="TableRow183">
          <table:table-cell table:style-name="TableCell184">
            <text:p text:style-name="Normal">Actual +</text:p>
          </table:table-cell>
          <table:table-cell table:style-name="TableCell185">
            <text:p text:style-name="Normal">TP</text:p>
          </table:table-cell>
          <table:table-cell table:style-name="TableCell186">
            <text:p text:style-name="Normal">FN</text:p>
          </table:table-cell>
        </table:table-row>
        <table:table-row table:style-name="TableRow187">
          <table:table-cell table:style-name="TableCell188">
            <text:p text:style-name="Normal">Actual -</text:p>
          </table:table-cell>
          <table:table-cell table:style-name="TableCell189">
            <text:p text:style-name="Normal">FP</text:p>
          </table:table-cell>
          <table:table-cell table:style-name="TableCell190">
            <text:p text:style-name="Normal">TN</text:p>
          </table:table-cell>
        </table:table-row>
      </table:table>
      <text:p text:style-name="Normal">Precision:</text:p>
      <text:p text:style-name="P191"><draw:frame draw:style-name="a14" text:anchor-type="as-char" svg:x="0in" svg:y="0in" svg:width="0.61111in" svg:height="0.38194in" style:rel-width="scale" style:rel-height="scale"><draw:object xlink:href="Object 12/" xlink:type="simple" xlink:show="embed" xlink:actuate="onLoad"/></draw:frame><text:line-break/></text:p>
      <text:p text:style-name="Normal">Recall:</text:p>
      <text:p text:style-name="P192"><draw:frame draw:style-name="a15" text:anchor-type="as-char" svg:x="0in" svg:y="0in" svg:width="0.63194in" svg:height="0.38194in" style:rel-width="scale" style:rel-height="scale"><draw:object xlink:href="Object 13/" xlink:type="simple" xlink:show="embed" xlink:actuate="onLoad"/></draw:frame><text:line-break/></text:p>
      <text:p text:style-name="Normal">F1-score:</text:p>
      <text:p text:style-name="P193"><draw:frame draw:style-name="a16" text:anchor-type="as-char" svg:x="0in" svg:y="0in" svg:width="1.59028in" svg:height="0.38889in" style:rel-width="scale" style:rel-height="scale"><draw:object xlink:href="Object 14/" xlink:type="simple" xlink:show="embed" xlink:actuate="onLoad"/></draw:frame><text:line-break/></text:p>
      <text:p text:style-name="Normal">Accuracy:</text:p>
      <text:p text:style-name="P194"><draw:frame draw:style-name="a17" text:anchor-type="as-char" svg:x="0in" svg:y="0in" svg:width="0.63194in" svg:height="0.375in" style:rel-width="scale" style:rel-height="scale"><draw:object xlink:href="Object 15/" xlink:type="simple" xlink:show="embed" xlink:actuate="onLoad"/></draw:frame><text:line-break/></text:p>
      <text:p text:style-name="Normal"><draw:custom-shape svg:x="0in" svg:y="0in" svg:width="45.51042in" svg:height="0.00139in" draw:z-index="0" draw:id="id3" draw:style-name="a18" draw:name="Horizontal Line 5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5">🔹</text:span><text:span text:style-name="T196"><text:s/>6. Search Algorithms (T5)</text:span></text:p>
      <text:p text:style-name="P197">BFS</text:p>
      <text:list text:style-name="LFO26" text:continue-numbering="true">
        <text:list-item>
          <text:p text:style-name="P198">Complete</text:p>
        </text:list-item>
        <text:list-item>
          <text:p text:style-name="P199">Optimal (if equal cost)</text:p>
        </text:list-item>
        <text:list-item>
          <text:p text:style-name="P200">High memory</text:p>
        </text:list-item>
      </text:list>
      <text:p text:style-name="P201">DFS</text:p>
      <text:list text:style-name="LFO27" text:continue-numbering="true">
        <text:list-item>
          <text:p text:style-name="P202">Not optimal</text:p>
        </text:list-item>
        <text:list-item>
          <text:p text:style-name="P203">Low memory</text:p>
        </text:list-item>
        <text:list-item>
          <text:p text:style-name="P204">Can get stuck</text:p>
        </text:list-item>
      </text:list>
      <text:p text:style-name="P205">A*</text:p>
      <text:p text:style-name="P206"><draw:frame draw:style-name="a19" text:anchor-type="as-char" svg:x="0in" svg:y="0in" svg:width="1.42361in" svg:height="0.20139in" style:rel-width="scale" style:rel-height="scale"><draw:object xlink:href="Object 16/" xlink:type="simple" xlink:show="embed" xlink:actuate="onLoad"/></draw:frame><text:span text:style-name="T207"><text:line-break/></text:span></text:p>
      <text:p text:style-name="Normal">Admissible heuristic:</text:p>
      <text:p text:style-name="P208"><draw:frame draw:style-name="a20" text:anchor-type="as-char" svg:x="0in" svg:y="0in" svg:width="0.94444in" svg:height="0.20139in" style:rel-width="scale" style:rel-height="scale"><draw:object xlink:href="Object 17/" xlink:type="simple" xlink:show="embed" xlink:actuate="onLoad"/></draw:frame><text:span text:style-name="T209"><text:line-break/></text:span></text:p>
      <text:p text:style-name="Normal"><draw:custom-shape svg:x="0in" svg:y="0in" svg:width="45.51042in" svg:height="0.00139in" draw:z-index="0" draw:id="id4" draw:style-name="a21" draw:name="Horizontal Line 57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0">🔹</text:span><text:span text:style-name="T211"><text:s/>7. Propositional Logic (T6 + KB Lab)</text:span></text:p>
      <text:p text:style-name="Normal">Implication:</text:p>
      <text:p text:style-name="P212"><draw:frame draw:style-name="a22" text:anchor-type="as-char" svg:x="0in" svg:y="0in" svg:width="1.19444in" svg:height="0.20139in" style:rel-width="scale" style:rel-height="scale"><draw:object xlink:href="Object 18/" xlink:type="simple" xlink:show="embed" xlink:actuate="onLoad"/></draw:frame><text:span text:style-name="T213"><text:line-break/></text:span></text:p>
      <text:p text:style-name="Normal">Modus Ponens:<text:line-break/>If P and (P → Q), then Q.</text:p>
      <text:p text:style-name="Normal">Resolution:</text:p>
      <text:p text:style-name="P214"><draw:frame draw:style-name="a23" text:anchor-type="as-char" svg:x="0in" svg:y="0in" svg:width="2.01389in" svg:height="0.20139in" style:rel-width="scale" style:rel-height="scale"><draw:object xlink:href="Object 19/" xlink:type="simple" xlink:show="embed" xlink:actuate="onLoad"/></draw:frame><text:line-break/></text:p>
      <text:p text:style-name="Normal">CNF = AND of OR clauses.</text:p>
      <text:p text:style-name="Normal"><draw:custom-shape svg:x="0in" svg:y="0in" svg:width="45.51042in" svg:height="0.00139in" draw:z-index="0" draw:id="id5" draw:style-name="a24" draw:name="Horizontal Line 5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5">🔹</text:span><text:span text:style-name="T216"><text:s/>8. Bayes Theorem (T7)</text:span></text:p>
      <text:p text:style-name="P217"><draw:frame draw:style-name="a25" text:anchor-type="as-char" svg:x="0in" svg:y="0in" svg:width="1.78472in" svg:height="0.41667in" style:rel-width="scale" style:rel-height="scale"><draw:object xlink:href="Object 20/" xlink:type="simple" xlink:show="embed" xlink:actuate="onLoad"/></draw:frame><text:line-break/></text:p>
      <text:p text:style-name="Normal">Naïve Bayes assumption:<text:line-break/>Features are conditionally independent.</text:p>
      <text:p text:style-name="Normal"><draw:custom-shape svg:x="0in" svg:y="0in" svg:width="45.51042in" svg:height="0.00139in" draw:z-index="0" draw:id="id6" draw:style-name="a26" draw:name="Horizontal Line 5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8">✅</text:span><text:span text:style-name="T219"><text:s/>PART 4 — ONE-PAGE MEMORY CHEAT SHEET</text:span></text:p>
      <text:p text:style-name="Normal">Memorize this compressed version:</text:p>
      <text:p text:style-name="Normal"><draw:custom-shape svg:x="0in" svg:y="0in" svg:width="45.51042in" svg:height="0.00139in" draw:z-index="0" draw:id="id7" draw:style-name="a27" draw:name="Horizontal Line 593" text:anchor-type="as-char"><svg:title/><svg:desc/><draw:enhanced-geometry draw:type="non-primitive" svg:viewBox="0 0 21600 21600" draw:enhanced-path="M 0 0 L 21600 0 21600 21600 0 21600 Z N"/></draw:custom-shape></text:p>
      <text:p text:style-name="Normal">KNN:<text:line-break/>Small K = overfit<text:line-break/>Large K = underfit<text:line-break/>Euclidean = sqrt(sum square)</text:p>
      <text:p text:style-name="Normal"><draw:custom-shape svg:x="0in" svg:y="0in" svg:width="45.51042in" svg:height="0.00139in" draw:z-index="0" draw:id="id8" draw:style-name="a28" draw:name="Horizontal Line 594" text:anchor-type="as-char"><svg:title/><svg:desc/><draw:enhanced-geometry draw:type="non-primitive" svg:viewBox="0 0 21600 21600" draw:enhanced-path="M 0 0 L 21600 0 21600 21600 0 21600 Z N"/></draw:custom-shape></text:p>
      <text:p text:style-name="Normal">MLP:<text:line-break/>z = Wx + b<text:line-break/>Sigmoid = 1/(1+e^-x)<text:line-break/>ReLU = max(0,x)<text:line-break/>Softmax for multi-class</text:p>
      <text:p text:style-name="Normal"><draw:custom-shape svg:x="0in" svg:y="0in" svg:width="45.51042in" svg:height="0.00139in" draw:z-index="0" draw:id="id9" draw:style-name="a29" draw:name="Horizontal Line 595" text:anchor-type="as-char"><svg:title/><svg:desc/><draw:enhanced-geometry draw:type="non-primitive" svg:viewBox="0 0 21600 21600" draw:enhanced-path="M 0 0 L 21600 0 21600 21600 0 21600 Z N"/></draw:custom-shape></text:p>
      <text:p text:style-name="Normal">CNN:<text:line-break/>Output = (W−F+2P)/S +1<text:line-break/>Conv = feature extraction<text:line-break/>Pooling = reduce size</text:p>
      <text:p text:style-name="Normal"><draw:custom-shape svg:x="0in" svg:y="0in" svg:width="45.51042in" svg:height="0.00139in" draw:z-index="0" draw:id="id10" draw:style-name="a30" draw:name="Horizontal Line 596" text:anchor-type="as-char"><svg:title/><svg:desc/><draw:enhanced-geometry draw:type="non-primitive" svg:viewBox="0 0 21600 21600" draw:enhanced-path="M 0 0 L 21600 0 21600 21600 0 21600 Z N"/></draw:custom-shape></text:p>
      <text:p text:style-name="Normal">Cross Entropy:<text:line-break/>Binary = −[y log p + (1−y) log(1−p)]<text:line-break/>Categorical = −Σ y log p</text:p>
      <text:p text:style-name="Normal"><draw:custom-shape svg:x="0in" svg:y="0in" svg:width="45.51042in" svg:height="0.00139in" draw:z-index="0" draw:id="id11" draw:style-name="a31" draw:name="Horizontal Line 597" text:anchor-type="as-char"><svg:title/><svg:desc/><draw:enhanced-geometry draw:type="non-primitive" svg:viewBox="0 0 21600 21600" draw:enhanced-path="M 0 0 L 21600 0 21600 21600 0 21600 Z N"/></draw:custom-shape></text:p>
      <text:p text:style-name="Normal">Metrics:<text:line-break/>Precision = TP/(TP+FP)<text:line-break/>Recall = TP/(TP+FN)<text:line-break/>F1 = harmonic mean</text:p>
      <text:p text:style-name="Normal"><draw:custom-shape svg:x="0in" svg:y="0in" svg:width="45.51042in" svg:height="0.00139in" draw:z-index="0" draw:id="id12" draw:style-name="a32" draw:name="Horizontal Line 598" text:anchor-type="as-char"><svg:title/><svg:desc/><draw:enhanced-geometry draw:type="non-primitive" svg:viewBox="0 0 21600 21600" draw:enhanced-path="M 0 0 L 21600 0 21600 21600 0 21600 Z N"/></draw:custom-shape></text:p>
      <text:p text:style-name="Normal">Search:<text:line-break/>BFS = complete + optimal<text:line-break/>DFS = low memory<text:line-break/>A* = g(n)+h(n)<text:line-break/>Admissible = never overestimate</text:p>
      <text:p text:style-name="Normal"><draw:custom-shape svg:x="0in" svg:y="0in" svg:width="45.51042in" svg:height="0.00139in" draw:z-index="0" draw:id="id13" draw:style-name="a33" draw:name="Horizontal Line 599" text:anchor-type="as-char"><svg:title/><svg:desc/><draw:enhanced-geometry draw:type="non-primitive" svg:viewBox="0 0 21600 21600" draw:enhanced-path="M 0 0 L 21600 0 21600 21600 0 21600 Z N"/></draw:custom-shape></text:p>
      <text:p text:style-name="Normal">Logic:<text:line-break/>P→Q = ¬P<text:span text:style-name="T220">∨</text:span>Q<text:line-break/>Resolution: cancel opposite literals<text:line-break/>CNF = AND of ORs</text:p>
      <text:p text:style-name="Normal"><draw:custom-shape svg:x="0in" svg:y="0in" svg:width="45.51042in" svg:height="0.00139in" draw:z-index="0" draw:id="id14" draw:style-name="a34" draw:name="Horizontal Line 600" text:anchor-type="as-char"><svg:title/><svg:desc/><draw:enhanced-geometry draw:type="non-primitive" svg:viewBox="0 0 21600 21600" draw:enhanced-path="M 0 0 L 21600 0 21600 21600 0 21600 Z N"/></draw:custom-shape></text:p>
      <text:p text:style-name="Normal">Bayes:<text:line-break/>P(A|B)=P(B|A)P(A)/P(B)<text:line-break/>Naïve = independent features</text:p>
      <text:p text:style-name="Normal"><draw:custom-shape svg:x="0in" svg:y="0in" svg:width="45.51042in" svg:height="0.00139in" draw:z-index="0" draw:id="id15" draw:style-name="a35" draw:name="Horizontal Line 601" text:anchor-type="as-char"><svg:title/><svg:desc/><draw:enhanced-geometry draw:type="non-primitive" svg:viewBox="0 0 21600 21600" draw:enhanced-path="M 0 0 L 21600 0 21600 21600 0 21600 Z N"/></draw:custom-shape></text:p>
      <text:p text:style-name="P221"/>
      <text:p text:style-name="P222"/>
      <text:p text:style-name="P223"/>
      <text:p text:style-name="Normal"/>
      <text:p text:style-name="Normal"><text:span text:style-name="T224">📌</text:span><text:span text:style-name="T225"><text:s/>PART 1 — KEY FORMULAS &amp; DEFINITIONS</text:span></text:p>
      <text:p text:style-name="Normal"><draw:custom-shape svg:x="0in" svg:y="0in" svg:width="45.51042in" svg:height="0.00139in" draw:z-index="0" draw:id="id16" draw:style-name="a36" draw:name="Horizontal Line 60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6">🧠</text:span><text:span text:style-name="T227"><text:s/>T0a–T1 | AI &amp; Basic Concepts</text:span></text:p>
      <text:p text:style-name="Normal"><text:span text:style-name="T228">Artificial Intelligence (AI)</text:span><text:line-break/>AI is the field of computing that builds systems that<text:s/><text:span text:style-name="T229">perceive, reason, and act intelligently</text:span>. It aims to solve tasks humans consider intelligent.</text:p>
      <text:p text:style-name="Normal"><text:span text:style-name="T230">Agent</text:span>: An entity that perceives its environment and acts to maximize performance.</text:p>
      <text:p text:style-name="Normal"><text:span text:style-name="T231">Rational agent</text:span>: Chooses actions that maximize expected performance, not perfect answers.</text:p>
      <text:p text:style-name="Normal"><text:span text:style-name="T232">📊</text:span><text:span text:style-name="T233"><text:s/>T2 | Machine Learning Fundamentals</text:span></text:p>
      <text:p text:style-name="Normal"><text:span text:style-name="T234">Supervised Learning</text:span><text:line-break/>Learning a function<text:s/><draw:frame draw:style-name="a37" text:anchor-type="as-char" svg:x="0in" svg:y="0in" svg:width="0.09722in" svg:height="0.20139in" style:rel-width="scale" style:rel-height="scale"><draw:object xlink:href="Object 21/" xlink:type="simple" xlink:show="embed" xlink:actuate="onLoad"/></draw:frame>from input data<text:s/><draw:frame draw:style-name="a38" text:anchor-type="as-char" svg:x="0in" svg:y="0in" svg:width="0.09722in" svg:height="0.20139in" style:rel-width="scale" style:rel-height="scale"><draw:object xlink:href="Object 22/" xlink:type="simple" xlink:show="embed" xlink:actuate="onLoad"/></draw:frame>to output labels<text:s/><draw:frame draw:style-name="a39" text:anchor-type="as-char" svg:x="0in" svg:y="0in" svg:width="0.09722in" svg:height="0.20139in" style:rel-width="scale" style:rel-height="scale"><draw:object xlink:href="Object 23/" xlink:type="simple" xlink:show="embed" xlink:actuate="onLoad"/></draw:frame>.</text:p>
      <text:p text:style-name="Normal"><text:span text:style-name="T235">Generalization</text:span><text:line-break/>The model’s ability to perform well on unseen data.</text:p>
      <text:p text:style-name="Normal"><text:span text:style-name="T236">Overfitting vs Underfitting</text:span></text:p>
      <text:list text:style-name="LFO28" text:continue-numbering="true">
        <text:list-item>
          <text:p text:style-name="P237"><text:span text:style-name="T238">Overfitting</text:span>: Too complex → fits noise</text:p>
        </text:list-item>
        <text:list-item>
          <text:p text:style-name="P239"><text:span text:style-name="T240">Underfitting</text:span>: Too simple → fails to capture patterns</text:p>
        </text:list-item>
      </text:list>
      <text:p text:style-name="Normal"><text:span text:style-name="T241">Distance Metrics (KNN)</text:span></text:p>
      <text:list text:style-name="LFO29" text:continue-numbering="true">
        <text:list-item>
          <text:p text:style-name="P242">Euclidean:<text:s/><draw:frame draw:style-name="a40" text:anchor-type="as-char" svg:x="0in" svg:y="0in" svg:width="1.81944in" svg:height="0.59722in" style:rel-width="scale" style:rel-height="scale"><draw:object xlink:href="Object 24/" xlink:type="simple" xlink:show="embed" xlink:actuate="onLoad"/></draw:frame></text:p>
        </text:list-item>
        <text:list-item>
          <text:p text:style-name="P243">Manhattan:<text:s/><draw:frame draw:style-name="a41" text:anchor-type="as-char" svg:x="0in" svg:y="0in" svg:width="1.625in" svg:height="0.375in" style:rel-width="scale" style:rel-height="scale"><draw:object xlink:href="Object 25/" xlink:type="simple" xlink:show="embed" xlink:actuate="onLoad"/></draw:frame></text:p>
        </text:list-item>
      </text:list>
      <text:p text:style-name="Normal"><text:span text:style-name="T244">🤖</text:span><text:span text:style-name="T245"><text:s/>Neural Networks &amp; MLP</text:span></text:p>
      <text:p text:style-name="Normal"><text:span text:style-name="T246">Forward propagation:</text:span><text:line-break/><draw:frame draw:style-name="a42" text:anchor-type="as-char" svg:x="0in" svg:y="0in" svg:width="0.84722in" svg:height="0.20139in" style:rel-width="scale" style:rel-height="scale"><draw:object xlink:href="Object 26/" xlink:type="simple" xlink:show="embed" xlink:actuate="onLoad"/></draw:frame>→ apply activation.</text:p>
      <text:p text:style-name="Normal"><text:span text:style-name="T247">Activation functions:</text:span></text:p>
      <text:list text:style-name="LFO30" text:continue-numbering="true">
        <text:list-item>
          <text:p text:style-name="P248"><text:span text:style-name="T249">Sigmoid:</text:span><text:s/><draw:frame draw:style-name="a43" text:anchor-type="as-char" svg:x="0in" svg:y="0in" svg:width="1.09722in" svg:height="0.38194in" style:rel-width="scale" style:rel-height="scale"><draw:object xlink:href="Object 27/" xlink:type="simple" xlink:show="embed" xlink:actuate="onLoad"/></draw:frame></text:p>
        </text:list-item>
        <text:list-item>
          <text:p text:style-name="P250"><text:span text:style-name="T251">ReLU:</text:span><text:s/><draw:frame draw:style-name="a44" text:anchor-type="as-char" svg:x="0in" svg:y="0in" svg:width="0.72222in" svg:height="0.20139in" style:rel-width="scale" style:rel-height="scale"><draw:object xlink:href="Object 28/" xlink:type="simple" xlink:show="embed" xlink:actuate="onLoad"/></draw:frame></text:p>
        </text:list-item>
        <text:list-item>
          <text:p text:style-name="P252"><text:span text:style-name="T253">Softmax:</text:span><text:s/><draw:frame draw:style-name="a45" text:anchor-type="as-char" svg:x="0in" svg:y="0in" svg:width="1.25694in" svg:height="0.4375in" style:rel-width="scale" style:rel-height="scale"><draw:object xlink:href="Object 29/" xlink:type="simple" xlink:show="embed" xlink:actuate="onLoad"/></draw:frame></text:p>
        </text:list-item>
      </text:list>
      <text:p text:style-name="Normal"><text:span text:style-name="T254">Backpropagation:</text:span><text:line-break/>Uses chain rule to update weights.</text:p>
      <text:p text:style-name="Normal"><text:span text:style-name="T255">🖼️</text:span><text:span text:style-name="T256"><text:s/>T3 | Computer Vision &amp; CNN</text:span></text:p>
      <text:p text:style-name="Normal"><text:span text:style-name="T257">Convolution output size:</text:span></text:p>
      <text:p text:style-name="P258"><draw:frame draw:style-name="a46" text:anchor-type="as-char" svg:x="0in" svg:y="0in" svg:width="1.88889in" svg:height="0.38194in" style:rel-width="scale" style:rel-height="scale"><draw:object xlink:href="Object 30/" xlink:type="simple" xlink:show="embed" xlink:actuate="onLoad"/></draw:frame><text:span text:style-name="T259"><text:line-break/></text:span></text:p>
      <text:p text:style-name="Normal">Where:<text:line-break/>W = input width<text:line-break/>F = filter size<text:line-break/>P = padding<text:line-break/>S = stride</text:p>
      <text:p text:style-name="Normal"><text:span text:style-name="T260">Pooling:</text:span><text:s/>reduces spatial size.</text:p>
      <text:p text:style-name="Normal"><text:span text:style-name="T261">🗣️</text:span><text:span text:style-name="T262"><text:s/>T4 | Natural Language Processing (NLP)</text:span></text:p>
      <text:p text:style-name="Normal"><text:span text:style-name="T263">Bag of Words (BoW):</text:span><text:line-break/>A representation counting word occurrences.</text:p>
      <text:p text:style-name="Normal"><text:span text:style-name="T264">Term Frequency (TF):</text:span><text:line-break/>How often a word appears in a document.</text:p>
      <text:p text:style-name="Normal"><text:span text:style-name="T265">TF-IDF:</text:span><text:line-break/>TF scaled by inverse document frequency → emphasizes rare but important words.</text:p>
      <text:p text:style-name="Normal"><text:span text:style-name="T266">Naïve Bayes Classifier:</text:span><text:line-break/>Based on Bayes’ theorem with independence assumption.</text:p>
      <text:p text:style-name="Normal"><text:span text:style-name="T267">🔍</text:span><text:span text:style-name="T268"><text:s/>T5 | Search Algorithms</text:span></text:p>
      <text:p text:style-name="Normal"><text:span text:style-name="T269">Uninformed search:</text:span><text:s/>BFS, DFS, UCS<text:line-break/><text:span text:style-name="T270">Informed search:</text:span><text:s/>A*, Greedy best first</text:p>
      <text:p text:style-name="Normal"><text:span text:style-name="T271">A evaluation function:</text:span>*</text:p>
      <text:p text:style-name="P272"><draw:frame draw:style-name="a47" text:anchor-type="as-char" svg:x="0in" svg:y="0in" svg:width="1.42361in" svg:height="0.20139in" style:rel-width="scale" style:rel-height="scale"><draw:object xlink:href="Object 31/" xlink:type="simple" xlink:show="embed" xlink:actuate="onLoad"/></draw:frame><text:span text:style-name="T273"><text:line-break/></text:span></text:p>
      <text:p text:style-name="Normal">Admissible heuristic: never overestimates real cost.</text:p>
      <text:p text:style-name="Normal"><text:span text:style-name="T274">📐</text:span><text:span text:style-name="T275"><text:s/>T6 | Logic &amp; Knowledge</text:span></text:p>
      <text:p text:style-name="Normal"><text:span text:style-name="T276">Propositional Logic:</text:span><text:s/>statements that are true/false.</text:p>
      <text:p text:style-name="Normal"><text:span text:style-name="T277">Implication:</text:span></text:p>
      <text:p text:style-name="P278"><draw:frame draw:style-name="a48" text:anchor-type="as-char" svg:x="0in" svg:y="0in" svg:width="1.19444in" svg:height="0.20139in" style:rel-width="scale" style:rel-height="scale"><draw:object xlink:href="Object 32/" xlink:type="simple" xlink:show="embed" xlink:actuate="onLoad"/></draw:frame><text:span text:style-name="T279"><text:line-break/></text:span></text:p>
      <text:p text:style-name="Normal"><text:span text:style-name="T280">Conjunctive Normal Form (CNF):</text:span><text:line-break/>AND of OR clauses.</text:p>
      <text:p text:style-name="Normal"><text:span text:style-name="T281">Resolution rule:</text:span><text:line-break/>From<text:s/><draw:frame draw:style-name="a49" text:anchor-type="as-char" svg:x="0in" svg:y="0in" svg:width="0.39583in" svg:height="0.20139in" style:rel-width="scale" style:rel-height="scale"><draw:object xlink:href="Object 33/" xlink:type="simple" xlink:show="embed" xlink:actuate="onLoad"/></draw:frame>and<text:s/><draw:frame draw:style-name="a50" text:anchor-type="as-char" svg:x="0in" svg:y="0in" svg:width="0.51389in" svg:height="0.20139in" style:rel-width="scale" style:rel-height="scale"><draw:object xlink:href="Object 34/" xlink:type="simple" xlink:show="embed" xlink:actuate="onLoad"/></draw:frame>infer<text:s/><draw:frame draw:style-name="a51" text:anchor-type="as-char" svg:x="0in" svg:y="0in" svg:width="0.39583in" svg:height="0.20139in" style:rel-width="scale" style:rel-height="scale"><draw:object xlink:href="Object 35/" xlink:type="simple" xlink:show="embed" xlink:actuate="onLoad"/></draw:frame></text:p>
      <text:p text:style-name="Normal"><text:span text:style-name="T282">📈</text:span><text:span text:style-name="T283"><text:s/>T7 | Probabilistic Reasoning</text:span></text:p>
      <text:p text:style-name="Normal"><text:span text:style-name="T284">Bayes’ Theorem:</text:span></text:p>
      <text:p text:style-name="P285"><draw:frame draw:style-name="a52" text:anchor-type="as-char" svg:x="0in" svg:y="0in" svg:width="1.78472in" svg:height="0.41667in" style:rel-width="scale" style:rel-height="scale"><draw:object xlink:href="Object 36/" xlink:type="simple" xlink:show="embed" xlink:actuate="onLoad"/></draw:frame><text:line-break/></text:p>
      <text:p text:style-name="Normal"><text:span text:style-name="T286">Naïve Bayes classification:</text:span><text:line-break/>Assume features independent.</text:p>
      <text:p text:style-name="Normal"><text:span text:style-name="T287">🤖</text:span><text:span text:style-name="T288"><text:s/>T8 | Robotics Basics</text:span></text:p>
      <text:p text:style-name="Normal">Agents with sensors &amp; actuators → perceive &amp; act.</text:p>
      <text:p text:style-name="Normal"><text:span text:style-name="T289">🧠</text:span><text:span text:style-name="T290"><text:s/>T9 | Safe &amp; Responsible AI</text:span></text:p>
      <text:p text:style-name="Normal">Topics include fairness, bias, transparency, accountability.</text:p>
      <text:p text:style-name="Normal"/>
      <text:p text:style-name="P291"/>
      <text:p text:style-name="Normal"/>
      <text:p text:style-name="Normal"><text:span text:style-name="T292">📌</text:span><text:span text:style-name="T293"><text:s/>PART 4 — ONE-PAGE MEMORY CHEAT SHEET</text:span></text:p>
      <text:p text:style-name="P294">AI Basics</text:p>
      <text:list text:style-name="LFO31" text:continue-numbering="true">
        <text:list-item>
          <text:p text:style-name="P295">Agent: perceive &amp; act</text:p>
        </text:list-item>
        <text:list-item>
          <text:p text:style-name="P296">Rational agent maximizes expected performance</text:p>
        </text:list-item>
      </text:list>
      <text:p text:style-name="Normal"/>
      <text:p text:style-name="P297">ML</text:p>
      <text:list text:style-name="LFO32" text:continue-numbering="true">
        <text:list-item>
          <text:p text:style-name="P298">Supervised vs Unsupervised</text:p>
        </text:list-item>
        <text:list-item>
          <text:p text:style-name="P299">Overfit (too complex) / Underfit (too simple)</text:p>
        </text:list-item>
      </text:list>
      <text:p text:style-name="Normal"/>
      <text:p text:style-name="P300">KNN</text:p>
      <text:list text:style-name="LFO33" text:continue-numbering="true">
        <text:list-item>
          <text:p text:style-name="P301">Distance: Euclid &amp; Manhattan</text:p>
        </text:list-item>
        <text:list-item>
          <text:p text:style-name="P302">Small K → overfit</text:p>
        </text:list-item>
      </text:list>
      <text:p text:style-name="Normal"/>
      <text:p text:style-name="P303">NN (MLP)</text:p>
      <text:list text:style-name="LFO34" text:continue-numbering="true">
        <text:list-item>
          <text:p text:style-name="P304">z = Wx + b</text:p>
        </text:list-item>
        <text:list-item>
          <text:p text:style-name="P305">Sigmoid / ReLU / Softmax</text:p>
        </text:list-item>
      </text:list>
      <text:p text:style-name="Normal"/>
      <text:p text:style-name="P306">CNN</text:p>
      <text:list text:style-name="LFO35" text:continue-numbering="true">
        <text:list-item>
          <text:p text:style-name="P307">Output = (W − F + 2P) / S + 1</text:p>
        </text:list-item>
        <text:list-item>
          <text:p text:style-name="P308">Convolution extracts features</text:p>
        </text:list-item>
      </text:list>
      <text:p text:style-name="Normal"/>
      <text:p text:style-name="P309">Evaluation</text:p>
      <text:list text:style-name="LFO36" text:continue-numbering="true">
        <text:list-item>
          <text:p text:style-name="P310">Precision / recall / F1</text:p>
        </text:list-item>
        <text:list-item>
          <text:p text:style-name="P311">Confusion matrix basics</text:p>
        </text:list-item>
      </text:list>
      <text:p text:style-name="Normal"/>
      <text:p text:style-name="P312">Search</text:p>
      <text:list text:style-name="LFO37" text:continue-numbering="true">
        <text:list-item>
          <text:p text:style-name="P313">BFS: level-wise</text:p>
        </text:list-item>
        <text:list-item>
          <text:p text:style-name="P314">A*: f = g + h</text:p>
        </text:list-item>
      </text:list>
      <text:p text:style-name="Normal"/>
      <text:p text:style-name="P315">Logic</text:p>
      <text:list text:style-name="LFO38" text:continue-numbering="true">
        <text:list-item>
          <text:p text:style-name="P316">Implication: ¬P<text:s/><text:span text:style-name="T317">∨</text:span><text:s/>Q</text:p>
        </text:list-item>
        <text:list-item>
          <text:p text:style-name="P318">CNF = AND of OR</text:p>
        </text:list-item>
      </text:list>
      <text:p text:style-name="Normal"/>
      <text:p text:style-name="P319">Probabilistic</text:p>
      <text:list text:style-name="LFO39" text:continue-numbering="true">
        <text:list-item>
          <text:p text:style-name="P320">Bayes formula:<text:s/><draw:frame draw:style-name="a53" text:anchor-type="as-char" svg:x="0in" svg:y="0in" svg:width="1.78472in" svg:height="0.41667in" style:rel-width="scale" style:rel-height="scale"><draw:object xlink:href="Object 37/" xlink:type="simple" xlink:show="embed" xlink:actuate="onLoad"/></draw:frame></text:p>
        </text:list-item>
      </text:list>
      <text:p text:style-name="Normal"/>
      <text:p text:style-name="P321">Responsible AI</text:p>
      <text:list text:style-name="LFO40" text:continue-numbering="true">
        <text:list-item>
          <text:p text:style-name="P322">Bias, fairness, transparency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katex-display" style:display-name="katex-display" style:family="text" style:parent-style-name="DefaultParagraphFont"/>
    <style:style style:name="katex" style:display-name="katex" style:family="text" style:parent-style-name="DefaultParagraphFont"/>
    <style:style style:name="katex-mathml" style:display-name="katex-mathml" style:family="text" style:parent-style-name="DefaultParagraphFont"/>
    <style:style style:name="katex-html" style:display-name="katex-html" style:family="text" style:parent-style-name="DefaultParagraphFont"/>
    <style:style style:name="base" style:display-name="base" style:family="text" style:parent-style-name="DefaultParagraphFont"/>
    <style:style style:name="strut" style:display-name="strut" style:family="text" style:parent-style-name="DefaultParagraphFont"/>
    <style:style style:name="mord" style:display-name="mord" style:family="text" style:parent-style-name="DefaultParagraphFont"/>
    <style:style style:name="mopen" style:display-name="mopen" style:family="text" style:parent-style-name="DefaultParagraphFont"/>
    <style:style style:name="mpunct" style:display-name="mpunct" style:family="text" style:parent-style-name="DefaultParagraphFont"/>
    <style:style style:name="mspace" style:display-name="mspace" style:family="text" style:parent-style-name="DefaultParagraphFont"/>
    <style:style style:name="mclose" style:display-name="mclose" style:family="text" style:parent-style-name="DefaultParagraphFont"/>
    <style:style style:name="mrel" style:display-name="mrel" style:family="text" style:parent-style-name="DefaultParagraphFont"/>
    <style:style style:name="vlist-t" style:display-name="vlist-t" style:family="text" style:parent-style-name="DefaultParagraphFont"/>
    <style:style style:name="vlist-r" style:display-name="vlist-r" style:family="text" style:parent-style-name="DefaultParagraphFont"/>
    <style:style style:name="vlist" style:display-name="vlist" style:family="text" style:parent-style-name="DefaultParagraphFont"/>
    <style:style style:name="svg-align" style:display-name="svg-align" style:family="text" style:parent-style-name="DefaultParagraphFont"/>
    <style:style style:name="pstrut" style:display-name="pstrut" style:family="text" style:parent-style-name="DefaultParagraphFont"/>
    <style:style style:name="mop" style:display-name="mop" style:family="text" style:parent-style-name="DefaultParagraphFont"/>
    <style:style style:name="sizing" style:display-name="sizing" style:family="text" style:parent-style-name="DefaultParagraphFont"/>
    <style:style style:name="vlist-s" style:display-name="vlist-s" style:family="text" style:parent-style-name="DefaultParagraphFont"/>
    <style:style style:name="msupsub" style:display-name="msupsub" style:family="text" style:parent-style-name="DefaultParagraphFont"/>
    <style:style style:name="mbin" style:display-name="mbin" style:family="text" style:parent-style-name="DefaultParagraphFont"/>
    <style:style style:name="hide-tail" style:display-name="hide-tail" style:family="text" style:parent-style-name="DefaultParagraphFont"/>
    <style:style style:name="mfrac" style:display-name="mfrac" style:family="text" style:parent-style-name="DefaultParagraphFont"/>
    <style:style style:name="frac-line" style:display-name="frac-lin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iaofeng Lin (NCS)</meta:initial-creator>
    <dc:creator>Xiaofeng Lin (NCS)</dc:creator>
    <meta:creation-date>2026-03-02T06:38:00Z</meta:creation-date>
    <dc:date>2026-03-02T06:45:00Z</dc:date>
    <meta:template xlink:href="Normal" xlink:type="simple"/>
    <meta:editing-cycles>2</meta:editing-cycles>
    <meta:editing-duration>PT420S</meta:editing-duration>
    <meta:document-statistic meta:page-count="1" meta:paragraph-count="313" meta:word-count="1376" meta:character-count="8774" meta:row-count="405" meta:non-whitespace-character-count="7711"/>
  </office:meta>
</office:document-meta>
</file>

<file path=Object 1/content.xml><?xml version="1.0" encoding="utf-8"?>
<math xmlns="http://www.w3.org/1998/Math/MathML">
  <mi>d</mi>
  <mo>(</mo>
  <mi>x</mi>
  <mo>,</mo>
  <mi>y</mi>
  <mo>)</mo>
  <mo>=</mo>
  <msqrt>
    <mrow>
      <munderover>
        <mo stretchy="true">∑</mo>
        <mrow>
          <mi>i</mi>
          <mo>=</mo>
          <mn>1</mn>
        </mrow>
        <mrow>
          <mi>n</mi>
        </mrow>
      </munderover>
      <mrow>
        <mo>(</mo>
      </mrow>
    </mrow>
    <msub>
      <mrow>
        <mi>x</mi>
      </mrow>
      <mrow>
        <mi>i</mi>
      </mrow>
    </msub>
    <mo>-</mo>
    <msub>
      <mrow>
        <mi>y</mi>
      </mrow>
      <mrow>
        <mi>i</mi>
      </mrow>
    </msub>
    <msup>
      <mrow>
        <mo>)</mo>
      </mrow>
      <mrow>
        <mn>2</mn>
      </mrow>
    </msup>
  </msqrt>
</math>
</file>

<file path=Object 10/content.xml><?xml version="1.0" encoding="utf-8"?>
<math xmlns="http://www.w3.org/1998/Math/MathML">
  <mi>L</mi>
  <mo>=</mo>
  <mo>-</mo>
  <mo>[</mo>
  <mi>y</mi>
  <mi mathvariant="normal">l</mi>
  <mi mathvariant="normal">o</mi>
  <mi mathvariant="normal">g</mi>
  <mo>⁡</mo>
  <mo>(</mo>
  <mi>p</mi>
  <mo>)</mo>
  <mo>+</mo>
  <mo>(</mo>
  <mn>1</mn>
  <mo>-</mo>
  <mi>y</mi>
  <mo>)</mo>
  <mi mathvariant="normal">l</mi>
  <mi mathvariant="normal">o</mi>
  <mi mathvariant="normal">g</mi>
  <mo>⁡</mo>
  <mo>(</mo>
  <mn>1</mn>
  <mo>-</mo>
  <mi>p</mi>
  <mo>)</mo>
  <mo>]</mo>
</math>
</file>

<file path=Object 11/content.xml><?xml version="1.0" encoding="utf-8"?>
<math xmlns="http://www.w3.org/1998/Math/MathML">
  <mi>L</mi>
  <mo>=</mo>
  <mo>-</mo>
  <mo>∑</mo>
  <msub>
    <mrow>
      <mi>y</mi>
    </mrow>
    <mrow>
      <mi>i</mi>
    </mrow>
  </msub>
  <mi mathvariant="normal">l</mi>
  <mi mathvariant="normal">o</mi>
  <mi mathvariant="normal">g</mi>
  <mo>⁡</mo>
  <mo>(</mo>
  <msub>
    <mrow>
      <mi>p</mi>
    </mrow>
    <mrow>
      <mi>i</mi>
    </mrow>
  </msub>
  <mo>)</mo>
</math>
</file>

<file path=Object 12/content.xml><?xml version="1.0" encoding="utf-8"?>
<math xmlns="http://www.w3.org/1998/Math/MathML">
  <mfrac>
    <mrow>
      <mi>T</mi>
      <mi>P</mi>
    </mrow>
    <mrow>
      <mi>T</mi>
      <mi>P</mi>
      <mo>+</mo>
      <mi>F</mi>
      <mi>P</mi>
    </mrow>
  </mfrac>
</math>
</file>

<file path=Object 13/content.xml><?xml version="1.0" encoding="utf-8"?>
<math xmlns="http://www.w3.org/1998/Math/MathML">
  <mfrac>
    <mrow>
      <mi>T</mi>
      <mi>P</mi>
    </mrow>
    <mrow>
      <mi>T</mi>
      <mi>P</mi>
      <mo>+</mo>
      <mi>F</mi>
      <mi>N</mi>
    </mrow>
  </mfrac>
</math>
</file>

<file path=Object 14/content.xml><?xml version="1.0" encoding="utf-8"?>
<math xmlns="http://www.w3.org/1998/Math/MathML">
  <mn>2</mn>
  <mo>⋅</mo>
  <mfrac>
    <mrow>
      <mi>P</mi>
      <mi>r</mi>
      <mi>e</mi>
      <mi>c</mi>
      <mi>i</mi>
      <mi>s</mi>
      <mi>i</mi>
      <mi>o</mi>
      <mi>n</mi>
      <mo>⋅</mo>
      <mi>R</mi>
      <mi>e</mi>
      <mi>c</mi>
      <mi>a</mi>
      <mi>l</mi>
      <mi>l</mi>
    </mrow>
    <mrow>
      <mi>P</mi>
      <mi>r</mi>
      <mi>e</mi>
      <mi>c</mi>
      <mi>i</mi>
      <mi>s</mi>
      <mi>i</mi>
      <mi>o</mi>
      <mi>n</mi>
      <mo>+</mo>
      <mi>R</mi>
      <mi>e</mi>
      <mi>c</mi>
      <mi>a</mi>
      <mi>l</mi>
      <mi>l</mi>
    </mrow>
  </mfrac>
</math>
</file>

<file path=Object 15/content.xml><?xml version="1.0" encoding="utf-8"?>
<math xmlns="http://www.w3.org/1998/Math/MathML">
  <mfrac>
    <mrow>
      <mi>T</mi>
      <mi>P</mi>
      <mo>+</mo>
      <mi>T</mi>
      <mi>N</mi>
    </mrow>
    <mrow>
      <mi>T</mi>
      <mi>o</mi>
      <mi>t</mi>
      <mi>a</mi>
      <mi>l</mi>
    </mrow>
  </mfrac>
</math>
</file>

<file path=Object 16/content.xml><?xml version="1.0" encoding="utf-8"?>
<math xmlns="http://www.w3.org/1998/Math/MathML">
  <mi>f</mi>
  <mo>(</mo>
  <mi>n</mi>
  <mo>)</mo>
  <mo>=</mo>
  <mi>g</mi>
  <mo>(</mo>
  <mi>n</mi>
  <mo>)</mo>
  <mo>+</mo>
  <mi>h</mi>
  <mo>(</mo>
  <mi>n</mi>
  <mo>)</mo>
</math>
</file>

<file path=Object 17/content.xml><?xml version="1.0" encoding="utf-8"?>
<math xmlns="http://www.w3.org/1998/Math/MathML">
  <mi>h</mi>
  <mo>(</mo>
  <mi>n</mi>
  <mo>)</mo>
  <mo>≤</mo>
  <msup>
    <mrow>
      <mi>h</mi>
    </mrow>
    <mrow>
      <mi>*</mi>
    </mrow>
  </msup>
  <mo>(</mo>
  <mi>n</mi>
  <mo>)</mo>
</math>
</file>

<file path=Object 18/content.xml><?xml version="1.0" encoding="utf-8"?>
<math xmlns="http://www.w3.org/1998/Math/MathML">
  <mi>P</mi>
  <mo>→</mo>
  <mi>Q</mi>
  <mo>≡</mo>
  <mo>¬</mo>
  <mi>P</mi>
  <mo>∨</mo>
  <mi>Q</mi>
</math>
</file>

<file path=Object 19/content.xml><?xml version="1.0" encoding="utf-8"?>
<math xmlns="http://www.w3.org/1998/Math/MathML">
  <mrow>
    <mo>(</mo>
    <mrow>
      <mi>A</mi>
      <mo>∨</mo>
      <mi>B</mi>
      <mo>)</mo>
      <mo>,</mo>
      <mo>(</mo>
      <mo>¬</mo>
      <mi>A</mi>
      <mo>∨</mo>
      <mi>C</mi>
      <mo>)</mo>
      <mo>⇒</mo>
      <mo>(</mo>
      <mi>B</mi>
      <mo>∨</mo>
      <mi>C</mi>
    </mrow>
    <mo>)</mo>
  </mrow>
</math>
</file>

<file path=Object 2/content.xml><?xml version="1.0" encoding="utf-8"?>
<math xmlns="http://www.w3.org/1998/Math/MathML">
  <mi>d</mi>
  <mo>(</mo>
  <mi>x</mi>
  <mo>,</mo>
  <mi>y</mi>
  <mo>)</mo>
  <mo>=</mo>
  <mrow>
    <munderover>
      <mo stretchy="true">∑</mo>
      <mrow>
        <mi>i</mi>
        <mo>=</mo>
        <mn>1</mn>
      </mrow>
      <mrow>
        <mi>n</mi>
      </mrow>
    </munderover>
    <mrow>
      <mo>∣</mo>
    </mrow>
  </mrow>
  <msub>
    <mrow>
      <mi>x</mi>
    </mrow>
    <mrow>
      <mi>i</mi>
    </mrow>
  </msub>
  <mo>-</mo>
  <msub>
    <mrow>
      <mi>y</mi>
    </mrow>
    <mrow>
      <mi>i</mi>
    </mrow>
  </msub>
  <mo>∣</mo>
</math>
</file>

<file path=Object 20/content.xml><?xml version="1.0" encoding="utf-8"?>
<math xmlns="http://www.w3.org/1998/Math/MathML">
  <mi>P</mi>
  <mo>(</mo>
  <mi>A</mi>
  <mo>∣</mo>
  <mi>B</mi>
  <mo>)</mo>
  <mo>=</mo>
  <mfrac>
    <mrow>
      <mi>P</mi>
      <mo>(</mo>
      <mi>B</mi>
      <mo>∣</mo>
      <mi>A</mi>
      <mo>)</mo>
      <mi>P</mi>
      <mo>(</mo>
      <mi>A</mi>
      <mo>)</mo>
    </mrow>
    <mrow>
      <mi>P</mi>
      <mo>(</mo>
      <mi>B</mi>
      <mo>)</mo>
    </mrow>
  </mfrac>
</math>
</file>

<file path=Object 21/content.xml><?xml version="1.0" encoding="utf-8"?>
<math xmlns="http://www.w3.org/1998/Math/MathML">
  <mi>f</mi>
</math>
</file>

<file path=Object 22/content.xml><?xml version="1.0" encoding="utf-8"?>
<math xmlns="http://www.w3.org/1998/Math/MathML">
  <mi>x</mi>
</math>
</file>

<file path=Object 23/content.xml><?xml version="1.0" encoding="utf-8"?>
<math xmlns="http://www.w3.org/1998/Math/MathML">
  <mi>y</mi>
</math>
</file>

<file path=Object 24/content.xml><?xml version="1.0" encoding="utf-8"?>
<math xmlns="http://www.w3.org/1998/Math/MathML">
  <mi>d</mi>
  <mo>(</mo>
  <mi>x</mi>
  <mo>,</mo>
  <mi>y</mi>
  <mo>)</mo>
  <mo>=</mo>
  <msqrt>
    <mrow>
      <msub>
        <mo stretchy="true">∑</mo>
        <mrow>
          <mi>i</mi>
        </mrow>
      </msub>
      <mrow>
        <mo>(</mo>
      </mrow>
    </mrow>
    <msub>
      <mrow>
        <mi>x</mi>
      </mrow>
      <mrow>
        <mi>i</mi>
      </mrow>
    </msub>
    <mo>-</mo>
    <msub>
      <mrow>
        <mi>y</mi>
      </mrow>
      <mrow>
        <mi>i</mi>
      </mrow>
    </msub>
    <msup>
      <mrow>
        <mo>)</mo>
      </mrow>
      <mrow>
        <mn>2</mn>
      </mrow>
    </msup>
  </msqrt>
</math>
</file>

<file path=Object 25/content.xml><?xml version="1.0" encoding="utf-8"?>
<math xmlns="http://www.w3.org/1998/Math/MathML">
  <mi>d</mi>
  <mo>(</mo>
  <mi>x</mi>
  <mo>,</mo>
  <mi>y</mi>
  <mo>)</mo>
  <mo>=</mo>
  <mrow>
    <msub>
      <mo stretchy="true">∑</mo>
      <mrow>
        <mi>i</mi>
      </mrow>
    </msub>
    <mrow>
      <mo>∣</mo>
    </mrow>
  </mrow>
  <msub>
    <mrow>
      <mi>x</mi>
    </mrow>
    <mrow>
      <mi>i</mi>
    </mrow>
  </msub>
  <mo>-</mo>
  <msub>
    <mrow>
      <mi>y</mi>
    </mrow>
    <mrow>
      <mi>i</mi>
    </mrow>
  </msub>
  <mo>∣</mo>
</math>
</file>

<file path=Object 26/content.xml><?xml version="1.0" encoding="utf-8"?>
<math xmlns="http://www.w3.org/1998/Math/MathML">
  <mi>z</mi>
  <mo>=</mo>
  <mi>W</mi>
  <mi>x</mi>
  <mo>+</mo>
  <mi>b</mi>
</math>
</file>

<file path=Object 27/content.xml><?xml version="1.0" encoding="utf-8"?>
<math xmlns="http://www.w3.org/1998/Math/MathML">
  <mi>σ</mi>
  <mo>(</mo>
  <mi>x</mi>
  <mo>)</mo>
  <mo>=</mo>
  <mfrac>
    <mrow>
      <mn>1</mn>
    </mrow>
    <mrow>
      <mn>1</mn>
      <mo>+</mo>
      <msup>
        <mrow>
          <mi>e</mi>
        </mrow>
        <mrow>
          <mo>-</mo>
          <mi>x</mi>
        </mrow>
      </msup>
    </mrow>
  </mfrac>
</math>
</file>

<file path=Object 28/content.xml><?xml version="1.0" encoding="utf-8"?>
<math xmlns="http://www.w3.org/1998/Math/MathML">
  <mi mathvariant="normal">m</mi>
  <mi mathvariant="normal">a</mi>
  <mi mathvariant="normal">x</mi>
  <mo>⁡</mo>
  <mo>(</mo>
  <mn>0</mn>
  <mo>,</mo>
  <mi>x</mi>
  <mo>)</mo>
</math>
</file>

<file path=Object 29/content.xml><?xml version="1.0" encoding="utf-8"?>
<math xmlns="http://www.w3.org/1998/Math/MathML">
  <mi>P</mi>
  <mo>(</mo>
  <mi>y</mi>
  <mo>=</mo>
  <mi>i</mi>
  <mo>)</mo>
  <mo>=</mo>
  <mfrac>
    <mrow>
      <msup>
        <mrow>
          <mi>e</mi>
        </mrow>
        <mrow>
          <msub>
            <mrow>
              <mi>z</mi>
            </mrow>
            <mrow>
              <mi>i</mi>
            </mrow>
          </msub>
        </mrow>
      </msup>
    </mrow>
    <mrow>
      <mrow>
        <msub>
          <mo stretchy="true">∑</mo>
          <mrow>
            <mi>j</mi>
          </mrow>
        </msub>
        <mrow>
          <msup>
            <mrow>
              <mi>e</mi>
            </mrow>
            <mrow>
              <msub>
                <mrow>
                  <mi>z</mi>
                </mrow>
                <mrow>
                  <mi>j</mi>
                </mrow>
              </msub>
            </mrow>
          </msup>
        </mrow>
      </mrow>
    </mrow>
  </mfrac>
</math>
</file>

<file path=Object 3/content.xml><?xml version="1.0" encoding="utf-8"?>
<math xmlns="http://www.w3.org/1998/Math/MathML">
  <mi>z</mi>
  <mo>=</mo>
  <mi>W</mi>
  <mi>x</mi>
  <mo>+</mo>
  <mi>b</mi>
</math>
</file>

<file path=Object 30/content.xml><?xml version="1.0" encoding="utf-8"?>
<math xmlns="http://www.w3.org/1998/Math/MathML">
  <mtext>Output</mtext>
  <mo>=</mo>
  <mfrac>
    <mrow>
      <mi>W</mi>
      <mo>-</mo>
      <mi>F</mi>
      <mo>+</mo>
      <mn>2</mn>
      <mi>P</mi>
    </mrow>
    <mrow>
      <mi>S</mi>
    </mrow>
  </mfrac>
  <mo>+</mo>
  <mn>1</mn>
</math>
</file>

<file path=Object 31/content.xml><?xml version="1.0" encoding="utf-8"?>
<math xmlns="http://www.w3.org/1998/Math/MathML">
  <mi>f</mi>
  <mo>(</mo>
  <mi>n</mi>
  <mo>)</mo>
  <mo>=</mo>
  <mi>g</mi>
  <mo>(</mo>
  <mi>n</mi>
  <mo>)</mo>
  <mo>+</mo>
  <mi>h</mi>
  <mo>(</mo>
  <mi>n</mi>
  <mo>)</mo>
</math>
</file>

<file path=Object 32/content.xml><?xml version="1.0" encoding="utf-8"?>
<math xmlns="http://www.w3.org/1998/Math/MathML">
  <mi>P</mi>
  <mo>→</mo>
  <mi>Q</mi>
  <mo>≡</mo>
  <mo>¬</mo>
  <mi>P</mi>
  <mo>∨</mo>
  <mi>Q</mi>
</math>
</file>

<file path=Object 33/content.xml><?xml version="1.0" encoding="utf-8"?>
<math xmlns="http://www.w3.org/1998/Math/MathML">
  <mi>A</mi>
  <mo>∨</mo>
  <mi>B</mi>
</math>
</file>

<file path=Object 34/content.xml><?xml version="1.0" encoding="utf-8"?>
<math xmlns="http://www.w3.org/1998/Math/MathML">
  <mo>¬</mo>
  <mi>A</mi>
  <mo>∨</mo>
  <mi>C</mi>
</math>
</file>

<file path=Object 35/content.xml><?xml version="1.0" encoding="utf-8"?>
<math xmlns="http://www.w3.org/1998/Math/MathML">
  <mi>B</mi>
  <mo>∨</mo>
  <mi>C</mi>
</math>
</file>

<file path=Object 36/content.xml><?xml version="1.0" encoding="utf-8"?>
<math xmlns="http://www.w3.org/1998/Math/MathML">
  <mi>P</mi>
  <mo>(</mo>
  <mi>A</mi>
  <mo>∣</mo>
  <mi>B</mi>
  <mo>)</mo>
  <mo>=</mo>
  <mfrac>
    <mrow>
      <mi>P</mi>
      <mo>(</mo>
      <mi>B</mi>
      <mo>∣</mo>
      <mi>A</mi>
      <mo>)</mo>
      <mi>P</mi>
      <mo>(</mo>
      <mi>A</mi>
      <mo>)</mo>
    </mrow>
    <mrow>
      <mi>P</mi>
      <mo>(</mo>
      <mi>B</mi>
      <mo>)</mo>
    </mrow>
  </mfrac>
</math>
</file>

<file path=Object 37/content.xml><?xml version="1.0" encoding="utf-8"?>
<math xmlns="http://www.w3.org/1998/Math/MathML">
  <mi>P</mi>
  <mo>(</mo>
  <mi>A</mi>
  <mo>∣</mo>
  <mi>B</mi>
  <mo>)</mo>
  <mo>=</mo>
  <mfrac>
    <mrow>
      <mi>P</mi>
      <mo>(</mo>
      <mi>B</mi>
      <mo>∣</mo>
      <mi>A</mi>
      <mo>)</mo>
      <mi>P</mi>
      <mo>(</mo>
      <mi>A</mi>
      <mo>)</mo>
    </mrow>
    <mrow>
      <mi>P</mi>
      <mo>(</mo>
      <mi>B</mi>
      <mo>)</mo>
    </mrow>
  </mfrac>
</math>
</file>

<file path=Object 4/content.xml><?xml version="1.0" encoding="utf-8"?>
<math xmlns="http://www.w3.org/1998/Math/MathML">
  <mi>a</mi>
  <mo>=</mo>
  <mi>f</mi>
  <mo>(</mo>
  <mi>z</mi>
  <mo>)</mo>
</math>
</file>

<file path=Object 5/content.xml><?xml version="1.0" encoding="utf-8"?>
<math xmlns="http://www.w3.org/1998/Math/MathML">
  <mi>σ</mi>
  <mo>(</mo>
  <mi>x</mi>
  <mo>)</mo>
  <mo>=</mo>
  <mfrac>
    <mrow>
      <mn>1</mn>
    </mrow>
    <mrow>
      <mn>1</mn>
      <mo>+</mo>
      <msup>
        <mrow>
          <mi>e</mi>
        </mrow>
        <mrow>
          <mo>-</mo>
          <mi>x</mi>
        </mrow>
      </msup>
    </mrow>
  </mfrac>
</math>
</file>

<file path=Object 6/content.xml><?xml version="1.0" encoding="utf-8"?>
<math xmlns="http://www.w3.org/1998/Math/MathML">
  <mi>f</mi>
  <mo>(</mo>
  <mi>x</mi>
  <mo>)</mo>
  <mo>=</mo>
  <mi mathvariant="normal">m</mi>
  <mi mathvariant="normal">a</mi>
  <mi mathvariant="normal">x</mi>
  <mo>⁡</mo>
  <mo>(</mo>
  <mn>0</mn>
  <mo>,</mo>
  <mi>x</mi>
  <mo>)</mo>
</math>
</file>

<file path=Object 7/content.xml><?xml version="1.0" encoding="utf-8"?>
<math xmlns="http://www.w3.org/1998/Math/MathML">
  <mi mathvariant="normal">t</mi>
  <mi mathvariant="normal">a</mi>
  <mi mathvariant="normal">n</mi>
  <mi mathvariant="normal">h</mi>
  <mo>⁡</mo>
  <mo>(</mo>
  <mi>x</mi>
  <mo>)</mo>
  <mo>=</mo>
  <mfrac>
    <mrow>
      <msup>
        <mrow>
          <mi>e</mi>
        </mrow>
        <mrow>
          <mi>x</mi>
        </mrow>
      </msup>
      <mo>-</mo>
      <msup>
        <mrow>
          <mi>e</mi>
        </mrow>
        <mrow>
          <mo>-</mo>
          <mi>x</mi>
        </mrow>
      </msup>
    </mrow>
    <mrow>
      <msup>
        <mrow>
          <mi>e</mi>
        </mrow>
        <mrow>
          <mi>x</mi>
        </mrow>
      </msup>
      <mo>+</mo>
      <msup>
        <mrow>
          <mi>e</mi>
        </mrow>
        <mrow>
          <mo>-</mo>
          <mi>x</mi>
        </mrow>
      </msup>
    </mrow>
  </mfrac>
</math>
</file>

<file path=Object 8/content.xml><?xml version="1.0" encoding="utf-8"?>
<math xmlns="http://www.w3.org/1998/Math/MathML">
  <mi>P</mi>
  <mo>(</mo>
  <mi>y</mi>
  <mo>=</mo>
  <mi>i</mi>
  <mo>)</mo>
  <mo>=</mo>
  <mfrac>
    <mrow>
      <msup>
        <mrow>
          <mi>e</mi>
        </mrow>
        <mrow>
          <msub>
            <mrow>
              <mi>z</mi>
            </mrow>
            <mrow>
              <mi>i</mi>
            </mrow>
          </msub>
        </mrow>
      </msup>
    </mrow>
    <mrow>
      <mrow>
        <munder>
          <mo stretchy="true">∑</mo>
          <mrow>
            <mi>j</mi>
          </mrow>
        </munder>
        <mrow>
          <msup>
            <mrow>
              <mi>e</mi>
            </mrow>
            <mrow>
              <msub>
                <mrow>
                  <mi>z</mi>
                </mrow>
                <mrow>
                  <mi>j</mi>
                </mrow>
              </msub>
            </mrow>
          </msup>
        </mrow>
      </mrow>
    </mrow>
  </mfrac>
</math>
</file>

<file path=Object 9/content.xml><?xml version="1.0" encoding="utf-8"?>
<math xmlns="http://www.w3.org/1998/Math/MathML">
  <mfrac>
    <mrow>
      <mrow>
        <mo>(</mo>
        <mrow>
          <mi>W</mi>
          <mo>-</mo>
          <mi>F</mi>
          <mo>+</mo>
          <mn>2</mn>
          <mi>P</mi>
        </mrow>
        <mo>)</mo>
      </mrow>
    </mrow>
    <mrow>
      <mi>S</mi>
    </mrow>
  </mfrac>
  <mo>+</mo>
  <mn>1</mn>
</math>
</file>